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E0000002B6646528A.png" manifest:media-type="image/png"/>
  <manifest:file-entry manifest:full-path="Pictures/2000009A000031970000066678520F3D.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859cm" fo:margin-left="-0.026cm" table:align="left"/>
    </style:style>
    <style:style style:name="Table2.A" style:family="table-column">
      <style:table-column-properties style:column-width="2.24cm"/>
    </style:style>
    <style:style style:name="Table2.B" style:family="table-column">
      <style:table-column-properties style:column-width="0.522cm"/>
    </style:style>
    <style:style style:name="Table2.1" style:family="table-row">
      <style:table-row-properties style:min-row-height="0.564cm" style:use-optimal-row-height="false"/>
    </style:style>
    <style:style style:name="Table2.A1" style:family="table-cell">
      <style:table-cell-properties style:vertical-align="middle" fo:background-color="#ffffff" fo:padding-left="0.173cm" fo:padding-right="0.191cm" fo:padding-top="0cm" fo:padding-bottom="0cm" fo:border="1pt solid #00000a">
        <style:background-image/>
      </style:table-cell-properties>
    </style:style>
    <style:style style:name="Table2.B1" style:family="table-cell">
      <style:table-cell-properties style:vertical-align="middle" fo:background-color="#ffffff" fo:padding-left="0.191cm" fo:padding-right="0.191cm" fo:padding-top="0cm" fo:padding-bottom="0cm" fo:border-left="1pt solid #00000a" fo:border-right="1pt solid #000001" fo:border-top="1pt solid #00000a" fo:border-bottom="1pt solid #00000a">
        <style:background-image/>
      </style:table-cell-properties>
    </style:style>
    <style:style style:name="Table2.N1" style:family="table-cell">
      <style:table-cell-properties style:vertical-align="middle" fo:background-color="#ffffff" fo:padding-left="0.191cm" fo:padding-right="0.191cm" fo:padding-top="0cm" fo:padding-bottom="0cm" fo:border-left="1pt solid #00000a" fo:border-right="none" fo:border-top="1pt solid #00000a" fo:border-bottom="1pt solid #00000a">
        <style:background-image/>
      </style:table-cell-properties>
    </style:style>
    <style:style style:name="Table2.2" style:family="table-row">
      <style:table-row-properties style:min-row-height="1.609cm" style:use-optimal-row-height="false"/>
    </style:style>
    <style:style style:name="Table2.B2" style:family="table-cell">
      <style:table-cell-properties style:vertical-align="middle" fo:background-color="#000000" fo:padding-left="0.191cm" fo:padding-right="0.191cm" fo:padding-top="0cm" fo:padding-bottom="0cm" fo:border="1pt solid #00000a">
        <style:background-image/>
      </style:table-cell-properties>
    </style:style>
    <style:style style:name="Table2.I2" style:family="table-cell">
      <style:table-cell-properties style:vertical-align="middle" fo:background-color="#ffffff" fo:padding-left="0.191cm" fo:padding-right="0.191cm" fo:padding-top="0cm" fo:padding-bottom="0cm" fo:border="1pt solid #00000a">
        <style:background-image/>
      </style:table-cell-properties>
    </style:style>
    <style:style style:name="Table2.J3" style:family="table-cell">
      <style:table-cell-properties style:vertical-align="middle" fo:background-color="#999999" fo:padding-left="0.191cm" fo:padding-right="0.191cm" fo:padding-top="0cm" fo:padding-bottom="0cm" fo:border="1pt solid #00000a">
        <style:background-image/>
      </style:table-cell-properties>
    </style:style>
    <style:style style:name="Table2.G4" style:family="table-cell">
      <style:table-cell-properties style:vertical-align="middle" fo:padding-left="0.191cm" fo:padding-right="0.191cm" fo:padding-top="0cm" fo:padding-bottom="0cm" fo:border="1pt solid #00000a"/>
    </style:style>
    <style:style style:name="Table2.H4" style:family="table-cell">
      <style:table-cell-properties style:vertical-align="middle" fo:padding-left="0.191cm" fo:padding-right="0.191cm" fo:padding-top="0cm" fo:padding-bottom="0cm" fo:border="1pt solid #00000a"/>
    </style:style>
    <style:style style:name="Table2.I4" style:family="table-cell">
      <style:table-cell-properties style:vertical-align="middle" fo:padding-left="0.191cm" fo:padding-right="0.191cm" fo:padding-top="0cm" fo:padding-bottom="0cm" fo:border="1pt solid #00000a"/>
    </style:style>
    <style:style style:name="Table2.J4" style:family="table-cell">
      <style:table-cell-properties style:vertical-align="middle" fo:background-color="transparent" fo:padding-left="0.191cm" fo:padding-right="0.191cm" fo:padding-top="0cm" fo:padding-bottom="0cm" fo:border="1pt solid #00000a">
        <style:background-image/>
      </style:table-cell-properties>
    </style:style>
    <style:style style:name="Table2.A5" style:family="table-cell">
      <style:table-cell-properties style:vertical-align="middle" fo:background-color="#ffffff" fo:padding-left="0.173cm" fo:padding-right="0.191cm" fo:padding-top="0cm" fo:padding-bottom="0cm" fo:border-left="1pt solid #00000a" fo:border-right="1pt solid #00000a" fo:border-top="none" fo:border-bottom="1pt solid #00000a">
        <style:background-image/>
      </style:table-cell-properties>
    </style:style>
    <style:style style:name="Table2.B5" style:family="table-cell">
      <style:table-cell-properties style:vertical-align="middle" fo:background-color="#ffffff" fo:padding-left="0.191cm" fo:padding-right="0.191cm" fo:padding-top="0cm" fo:padding-bottom="0cm" fo:border-left="1pt solid #00000a" fo:border-right="1pt solid #00000a" fo:border-top="none" fo:border-bottom="1pt solid #00000a">
        <style:background-image/>
      </style:table-cell-properties>
    </style:style>
    <style:style style:name="Table2.G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H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I5"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J5" style:family="table-cell">
      <style:table-cell-properties style:vertical-align="middle" fo:background-color="transparent" fo:padding-left="0.191cm" fo:padding-right="0.191cm" fo:padding-top="0cm" fo:padding-bottom="0cm" fo:border-left="1pt solid #00000a" fo:border-right="1pt solid #00000a" fo:border-top="none" fo:border-bottom="1pt solid #00000a">
        <style:background-image/>
      </style:table-cell-properties>
    </style:style>
    <style:style style:name="Table2.Q5" style:family="table-cell">
      <style:table-cell-properties style:vertical-align="middle" fo:background-color="#999999" fo:padding-left="0.191cm" fo:padding-right="0.191cm" fo:padding-top="0cm" fo:padding-bottom="0cm" fo:border-left="1pt solid #00000a" fo:border-right="none" fo:border-top="none" fo:border-bottom="1pt solid #00000a">
        <style:background-image/>
      </style:table-cell-properties>
    </style:style>
    <style:style style:name="Table2.R5" style:family="table-cell">
      <style:table-cell-properties style:vertical-align="middle" fo:background-color="#000000" fo:padding-left="0.191cm" fo:padding-right="0.191cm" fo:padding-top="0cm" fo:padding-bottom="0cm" fo:border-left="1pt solid #00000a" fo:border-right="none" fo:border-top="none" fo:border-bottom="1pt solid #00000a">
        <style:background-image/>
      </style:table-cell-properties>
    </style:style>
    <style:style style:name="Table2.T5" style:family="table-cell">
      <style:table-cell-properties style:vertical-align="middle" fo:background-color="#ffffff" fo:padding-left="0.191cm" fo:padding-right="0.191cm" fo:padding-top="0cm" fo:padding-bottom="0cm" fo:border-left="1pt solid #00000a" fo:border-right="none" fo:border-top="none" fo:border-bottom="1pt solid #00000a">
        <style:background-image/>
      </style:table-cell-properties>
    </style:style>
    <style:style style:name="Table2.Q6" style:family="table-cell">
      <style:table-cell-properties style:vertical-align="middle" fo:background-color="#999999" fo:padding-left="0.191cm" fo:padding-right="0.191cm" fo:padding-top="0cm" fo:padding-bottom="0cm" fo:border-left="1pt solid #00000a" fo:border-right="none" fo:border-top="1pt solid #00000a" fo:border-bottom="1pt solid #00000a">
        <style:background-image/>
      </style:table-cell-properties>
    </style:style>
    <style:style style:name="Table2.R6" style:family="table-cell">
      <style:table-cell-properties style:vertical-align="middle" fo:background-color="#000000" fo:padding-left="0.191cm" fo:padding-right="0.191cm" fo:padding-top="0cm" fo:padding-bottom="0cm" fo:border-left="1pt solid #00000a" fo:border-right="none" fo:border-top="1pt solid #00000a" fo:border-bottom="1pt solid #00000a">
        <style:background-image/>
      </style:table-cell-properties>
    </style:style>
    <style:style style:name="Table2.W6" style:family="table-cell">
      <style:table-cell-properties style:vertical-align="middle" fo:background-color="transparent" fo:padding-left="0.191cm" fo:padding-right="0.191cm" fo:padding-top="0cm" fo:padding-bottom="0cm" fo:border-left="1pt solid #00000a" fo:border-right="none" fo:border-top="1pt solid #00000a" fo:border-bottom="1pt solid #00000a">
        <style:background-image/>
      </style:table-cell-properties>
    </style:style>
    <style:style style:name="Table2.K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L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M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7"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7" style:family="table-cell">
      <style:table-cell-properties style:vertical-align="middle" fo:background-color="transparent" fo:padding-left="0.191cm" fo:padding-right="0.191cm" fo:padding-top="0cm" fo:padding-bottom="0cm" fo:border-left="1pt solid #00000a" fo:border-right="none" fo:border-top="none" fo:border-bottom="1pt solid #00000a">
        <style:background-image/>
      </style:table-cell-properties>
    </style:style>
    <style:style style:name="Table2.M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N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O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P8" style:family="table-cell">
      <style:table-cell-properties style:vertical-align="middle" fo:padding-left="0.191cm" fo:padding-right="0.191cm" fo:padding-top="0cm" fo:padding-bottom="0cm" fo:border-left="1pt solid #00000a" fo:border-right="1pt solid #00000a" fo:border-top="none" fo:border-bottom="1pt solid #00000a"/>
    </style:style>
    <style:style style:name="Table2.Q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R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S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T8" style:family="table-cell">
      <style:table-cell-properties style:vertical-align="middle" fo:padding-left="0.191cm" fo:padding-right="0.191cm" fo:padding-top="0cm" fo:padding-bottom="0cm" fo:border-left="1pt solid #00000a" fo:border-right="none" fo:border-top="none" fo:border-bottom="1pt solid #00000a"/>
    </style:style>
    <style:style style:name="Table2.c8" style:family="table-cell">
      <style:table-cell-properties style:vertical-align="middle" fo:background-color="#000000" fo:padding-left="0.191cm" fo:padding-right="0.191cm" fo:padding-top="0cm" fo:padding-bottom="0cm" fo:border-left="1pt solid #00000a" fo:border-right="1pt solid #00000a" fo:border-top="none" fo:border-bottom="1pt solid #00000a">
        <style:background-image/>
      </style:table-cell-properties>
    </style:style>
    <style:style style:name="P1" style:family="paragraph" style:parent-style-name="Header">
      <style:text-properties officeooo:paragraph-rsid="0007d0fd"/>
    </style:style>
    <style:style style:name="P2" style:family="paragraph" style:parent-style-name="Header">
      <style:paragraph-properties fo:text-align="center" style:justify-single-word="false"/>
      <style:text-properties officeooo:paragraph-rsid="0007d0fd"/>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fo:orphans="2" fo:widows="2"/>
      <style:text-properties officeooo:paragraph-rsid="0006664a"/>
    </style:style>
    <style:style style:name="P5" style:family="paragraph" style:parent-style-name="Standard">
      <style:paragraph-properties fo:text-align="justify" style:justify-single-word="false"/>
      <style:text-properties officeooo:paragraph-rsid="000746d2"/>
    </style:style>
    <style:style style:name="P6" style:family="paragraph" style:parent-style-name="Standard">
      <style:paragraph-properties fo:text-align="justify" style:justify-single-word="false"/>
      <style:text-properties officeooo:paragraph-rsid="001930d0"/>
    </style:style>
    <style:style style:name="P7" style:family="paragraph" style:parent-style-name="Standard">
      <style:paragraph-properties fo:text-align="center" style:justify-single-word="false"/>
      <style:text-properties fo:font-weight="bold" officeooo:rsid="000746d2" officeooo:paragraph-rsid="000746d2" style:font-weight-asian="bold" style:font-weight-complex="bold"/>
    </style:style>
    <style:style style:name="P8" style:family="paragraph" style:parent-style-name="Standard">
      <style:paragraph-properties fo:text-align="justify" style:justify-single-word="false"/>
      <style:text-properties fo:color="#000000" style:font-name="Times New Roman" fo:font-size="10pt" fo:font-weight="bold" officeooo:paragraph-rsid="000746d2" style:font-name-asian="Times New Roman" style:font-size-asian="10pt" style:language-asian="en" style:country-asian="GB" style:font-weight-asian="bold" style:font-size-complex="10pt" style:font-weight-complex="bold"/>
    </style:style>
    <style:style style:name="P9" style:family="paragraph" style:parent-style-name="Standard">
      <style:text-properties fo:color="#000000" style:font-name="Times New Roman" fo:font-size="10pt" officeooo:paragraph-rsid="000746d2" style:font-name-asian="Times New Roman" style:font-size-asian="10pt" style:language-asian="en" style:country-asian="GB" style:font-size-complex="10pt"/>
    </style:style>
    <style:style style:name="P10" style:family="paragraph" style:parent-style-name="Standard">
      <style:paragraph-properties fo:text-align="justify" style:justify-single-word="false"/>
      <style:text-properties fo:color="#000000" style:font-name="Times New Roman" officeooo:paragraph-rsid="000746d2" style:font-name-asian="Times New Roman" style:language-asian="en" style:country-asian="GB"/>
    </style:style>
    <style:style style:name="P11" style:family="paragraph" style:parent-style-name="Standard">
      <style:paragraph-properties fo:text-align="justify" style:justify-single-word="false"/>
      <style:text-properties fo:color="#000000" style:font-name="Times New Roman" officeooo:paragraph-rsid="000746d2" fo:background-color="#000000" style:font-name-asian="Times New Roman" style:language-asian="en" style:country-asian="GB"/>
    </style:style>
    <style:style style:name="P12" style:family="paragraph" style:parent-style-name="Standard">
      <style:paragraph-properties fo:text-align="justify" style:justify-single-word="false"/>
      <style:text-properties style:font-name="gotham" fo:font-size="10.5pt" fo:font-weight="bold" officeooo:paragraph-rsid="0006664a" style:font-size-asian="10.5pt" style:font-weight-asian="bold"/>
    </style:style>
    <style:style style:name="P13" style:family="paragraph" style:parent-style-name="Standard">
      <style:text-properties officeooo:paragraph-rsid="0006664a"/>
    </style:style>
    <style:style style:name="P14" style:family="paragraph" style:parent-style-name="Standard">
      <style:text-properties officeooo:paragraph-rsid="000746d2"/>
    </style:style>
    <style:style style:name="P15" style:family="paragraph" style:parent-style-name="Standard">
      <style:text-properties officeooo:rsid="000746d2" officeooo:paragraph-rsid="000746d2"/>
    </style:style>
    <style:style style:name="P16" style:family="paragraph" style:parent-style-name="Standard">
      <style:paragraph-properties fo:text-align="justify" style:justify-single-word="false"/>
      <style:text-properties style:font-name="Liberation Serif" fo:font-size="10pt" officeooo:paragraph-rsid="0006664a" style:font-size-asian="10pt" style:font-size-complex="10pt"/>
    </style:style>
    <style:style style:name="P17"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18" style:family="paragraph" style:parent-style-name="Standard">
      <style:paragraph-properties fo:text-align="justify" style:justify-single-word="false" fo:orphans="2" fo:widows="2"/>
      <style:text-properties style:font-name="Liberation Serif" fo:font-size="10pt" officeooo:paragraph-rsid="000fea8b" style:font-size-asian="10pt" style:font-size-complex="10pt"/>
    </style:style>
    <style:style style:name="P19" style:family="paragraph" style:parent-style-name="Standard">
      <style:paragraph-properties fo:text-align="center" style:justify-single-word="false"/>
      <style:text-properties style:font-name="Liberation Serif" fo:font-size="10pt" fo:font-weight="bold" officeooo:paragraph-rsid="0006664a"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Liberation Serif" fo:font-size="10pt" fo:font-weight="bold" officeooo:rsid="0013533b" officeooo:paragraph-rsid="0013533b" style:font-size-asian="10pt" style:font-weight-asian="bold" style:font-size-complex="10pt" style:font-weight-complex="bold"/>
    </style:style>
    <style:style style:name="P21" style:family="paragraph" style:parent-style-name="Standard_20__28_user_29_">
      <style:paragraph-properties fo:text-align="justify" style:justify-single-word="false"/>
      <style:text-properties officeooo:paragraph-rsid="00188000"/>
    </style:style>
    <style:style style:name="P22" style:family="paragraph" style:parent-style-name="Standard_20__28_user_29_">
      <style:paragraph-properties fo:text-align="justify" style:justify-single-word="false"/>
      <style:text-properties officeooo:paragraph-rsid="001930d0"/>
    </style:style>
    <style:style style:name="P23" style:family="paragraph" style:parent-style-name="Standard_20__28_user_29_">
      <style:paragraph-properties fo:text-align="justify" style:justify-single-word="false"/>
      <style:text-properties officeooo:paragraph-rsid="001ab97e"/>
    </style:style>
    <style:style style:name="P24" style:family="paragraph" style:parent-style-name="Standard_20__28_user_29_">
      <style:paragraph-properties fo:text-align="justify" style:justify-single-word="false"/>
      <style:text-properties officeooo:paragraph-rsid="001dc3ea"/>
    </style:style>
    <style:style style:name="P25" style:family="paragraph" style:parent-style-name="Standard_20__28_user_29_">
      <style:paragraph-properties fo:text-align="justify" style:justify-single-word="false"/>
      <style:text-properties officeooo:paragraph-rsid="00217b7a"/>
    </style:style>
    <style:style style:name="P26"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27" style:family="paragraph" style:parent-style-name="Standard_20__28_user_29_">
      <style:paragraph-properties fo:text-align="center" style:justify-single-word="false"/>
      <style:text-properties fo:font-variant="normal" fo:text-transform="none" fo:color="#000000" style:font-name="Times New Roman1" fo:font-size="10pt" fo:letter-spacing="normal" fo:font-style="normal" fo:font-weight="normal" officeooo:rsid="003d1719" officeooo:paragraph-rsid="00188000" style:font-size-asian="10pt" style:font-size-complex="10pt"/>
    </style:style>
    <style:style style:name="P28"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2e49cd" officeooo:paragraph-rsid="00188000" style:font-size-asian="10pt" style:font-size-complex="10pt"/>
    </style:style>
    <style:style style:name="P29"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821bd" officeooo:paragraph-rsid="00188000" style:font-size-asian="10pt" style:font-size-complex="10pt"/>
    </style:style>
    <style:style style:name="P30"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2a7c8" officeooo:paragraph-rsid="00188000" style:font-size-asian="10pt" style:font-size-complex="10pt"/>
    </style:style>
    <style:style style:name="P31"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88000" style:font-size-asian="10pt" style:font-size-complex="10pt"/>
    </style:style>
    <style:style style:name="P32"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normal" officeooo:rsid="003ca998" officeooo:paragraph-rsid="001ab97e" style:font-size-asian="10pt" style:font-size-complex="10pt"/>
    </style:style>
    <style:style style:name="P33"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d1719" officeooo:paragraph-rsid="00188000" style:font-size-asian="10pt" style:font-weight-asian="bold" style:font-size-complex="10pt" style:font-weight-complex="bold"/>
    </style:style>
    <style:style style:name="P34"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2a7c8" officeooo:paragraph-rsid="00188000" style:font-size-asian="10pt" style:font-weight-asian="bold" style:font-size-complex="10pt"/>
    </style:style>
    <style:style style:name="P35" style:family="paragraph" style:parent-style-name="Standard_20__28_user_29_">
      <style:paragraph-properties fo:text-align="justify" style:justify-single-word="false"/>
      <style:text-properties officeooo:rsid="003821bd" officeooo:paragraph-rsid="00188000"/>
    </style:style>
    <style:style style:name="P36" style:family="paragraph" style:parent-style-name="Standard_20__28_user_29_">
      <style:paragraph-properties fo:text-align="justify" style:justify-single-word="false"/>
      <style:text-properties fo:color="#000000" fo:font-size="10pt" fo:font-weight="bold" officeooo:paragraph-rsid="00188000" style:font-size-asian="10pt" style:font-weight-asian="bold" style:font-size-complex="10pt"/>
    </style:style>
    <style:style style:name="P37" style:family="paragraph" style:parent-style-name="Standard_20__28_user_29_">
      <style:paragraph-properties fo:text-align="justify" style:justify-single-word="false"/>
      <style:text-properties fo:color="#000000" fo:font-size="10pt" fo:font-weight="bold" officeooo:paragraph-rsid="00188000" style:font-size-asian="10pt" style:font-weight-asian="bold" style:font-size-complex="10pt" style:font-weight-complex="bold"/>
    </style:style>
    <style:style style:name="P38" style:family="paragraph" style:parent-style-name="Standard_20__28_user_29_">
      <style:paragraph-properties fo:text-align="justify" style:justify-single-word="false"/>
      <style:text-properties fo:color="#000000" fo:font-size="10pt" officeooo:paragraph-rsid="00188000" style:font-size-asian="10pt" style:font-size-complex="10pt"/>
    </style:style>
    <style:style style:name="P39" style:family="paragraph" style:parent-style-name="Standard" style:master-page-name="MP0">
      <style:paragraph-properties fo:text-align="center" style:justify-single-word="false" style:page-number="auto" fo:break-before="page"/>
      <style:text-properties style:font-name="Liberation Serif" fo:font-size="12pt" fo:font-weight="bold" officeooo:paragraph-rsid="0006664a" style:font-size-asian="12pt" style:font-weight-asian="bold" style:font-size-complex="12pt" style:font-weight-complex="bold"/>
    </style:style>
    <style:style style:name="P40" style:family="paragraph" style:parent-style-name="Standard">
      <style:paragraph-properties fo:text-align="justify" style:justify-single-word="false" fo:orphans="2" fo:widows="2"/>
      <style:text-properties style:font-name="Liberation Serif" fo:font-size="10pt" officeooo:paragraph-rsid="0006664a" style:font-size-asian="10pt" style:font-size-complex="10pt"/>
    </style:style>
    <style:style style:name="P41" style:family="paragraph" style:parent-style-name="Standard">
      <style:paragraph-properties fo:text-align="justify" style:justify-single-word="false" fo:orphans="2" fo:widows="2"/>
      <style:text-properties style:font-name="Liberation Serif" fo:font-size="10pt" officeooo:paragraph-rsid="0022c73f" style:font-size-asian="10pt" style:font-size-complex="10pt"/>
    </style:style>
    <style:style style:name="P42" style:family="paragraph" style:parent-style-name="Standard">
      <style:paragraph-properties fo:text-align="justify" style:justify-single-word="false" fo:orphans="2" fo:widows="2"/>
      <style:text-properties style:font-name="Liberation Serif" fo:font-size="10pt" officeooo:paragraph-rsid="001507af" style:font-size-asian="10pt" style:font-size-complex="10pt"/>
    </style:style>
    <style:style style:name="P43" style:family="paragraph" style:parent-style-name="Standard">
      <style:paragraph-properties fo:text-align="justify" style:justify-single-word="false" fo:orphans="2" fo:widows="2"/>
      <style:text-properties style:font-name="Liberation Serif" fo:font-size="10pt" officeooo:rsid="0022c73f" officeooo:paragraph-rsid="0022c73f" style:font-size-asian="10pt" style:font-size-complex="10pt"/>
    </style:style>
    <style:style style:name="P44" style:family="paragraph" style:parent-style-name="Standard">
      <style:text-properties officeooo:paragraph-rsid="000746d2"/>
    </style:style>
    <style:style style:name="P45" style:family="paragraph" style:parent-style-name="Standard">
      <style:paragraph-properties fo:text-align="justify" style:justify-single-word="false"/>
      <style:text-properties fo:color="#000000" style:font-name="Times New Roman" officeooo:paragraph-rsid="000746d2" style:font-name-asian="Times New Roman" style:language-asian="en" style:country-asian="GB"/>
    </style:style>
    <style:style style:name="P46" style:family="paragraph" style:parent-style-name="Standard">
      <style:text-properties fo:color="#000000" style:font-name="Times New Roman" fo:font-size="10pt" officeooo:rsid="0022c73f" officeooo:paragraph-rsid="0022c73f" style:font-name-asian="Times New Roman" style:font-size-asian="10pt" style:language-asian="en" style:country-asian="GB" style:font-size-complex="10pt"/>
    </style:style>
    <style:style style:name="P47" style:family="paragraph" style:parent-style-name="Standard">
      <style:paragraph-properties fo:text-align="justify" style:justify-single-word="false"/>
      <style:text-properties officeooo:paragraph-rsid="000746d2"/>
    </style:style>
    <style:style style:name="P48" style:family="paragraph" style:parent-style-name="Standard_20__28_user_29_" style:list-style-name="WWNum1">
      <style:paragraph-properties fo:text-align="justify" style:justify-single-word="false"/>
      <style:text-properties fo:color="#000000" fo:font-size="10pt" officeooo:paragraph-rsid="00188000" style:font-size-asian="10pt" style:font-size-complex="10pt"/>
    </style:style>
    <style:style style:name="P49" style:family="paragraph" style:parent-style-name="Standard_20__28_user_29_">
      <style:paragraph-properties fo:text-align="justify" style:justify-single-word="false"/>
      <style:text-properties fo:font-variant="normal" fo:text-transform="none" fo:color="#000000" style:font-name="Times New Roman1" fo:font-size="10pt" fo:letter-spacing="normal" fo:font-style="normal" fo:font-weight="bold" officeooo:rsid="003d1719" officeooo:paragraph-rsid="00188000" style:font-size-asian="10pt" style:font-size-complex="10pt"/>
    </style:style>
    <style:style style:name="P50" style:family="paragraph">
      <loext:graphic-properties draw:fill="none" draw:fill-color="#ffffff"/>
    </style:style>
    <style:style style:name="P51" style:family="paragraph">
      <loext:graphic-properties draw:fill-color="#aea79f"/>
      <style:paragraph-properties fo:text-align="center"/>
      <style:text-properties fo:font-size="12pt"/>
    </style:style>
    <style:style style:name="T1" style:family="text">
      <style:text-properties fo:color="#006699" fo:font-size="16pt" officeooo:rsid="0007d0fd" style:font-size-asian="16pt" style:font-size-complex="16pt"/>
    </style:style>
    <style:style style:name="T2" style:family="text">
      <style:text-properties fo:color="#006699" fo:font-size="14pt" style:font-size-asian="14pt" style:font-size-complex="14pt"/>
    </style:style>
    <style:style style:name="T3" style:family="text">
      <style:text-properties fo:color="#006699" fo:font-size="14pt" fo:font-style="italic" style:font-size-asian="14pt" style:font-style-asian="italic" style:font-size-complex="14pt" style:font-style-complex="italic"/>
    </style:style>
    <style:style style:name="T4" style:family="text">
      <style:text-properties fo:color="#006699" fo:font-size="14pt" fo:font-style="italic" officeooo:rsid="0007d0fd" style:font-size-asian="14pt" style:font-style-asian="italic" style:font-size-complex="14pt" style:font-style-complex="italic"/>
    </style:style>
    <style:style style:name="T5" style:family="text">
      <style:text-properties fo:color="#000080" style:font-name="Times New Roman" fo:font-size="8pt" style:text-underline-style="solid" style:text-underline-width="auto" style:text-underline-color="font-color" officeooo:rsid="0011ca20" style:text-underline-mode="continuous" style:text-overline-mode="continuous" style:text-line-through-mode="continuous" style:font-size-asian="8pt" style:font-size-complex="8pt"/>
    </style:style>
    <style:style style:name="T6" style:family="text">
      <style:text-properties fo:color="#000000" style:font-name="Times New Roman" fo:font-weight="bold" style:font-name-asian="Times New Roman" style:language-asian="en" style:country-asian="GB" style:font-weight-asian="bold" style:font-weight-complex="bold"/>
    </style:style>
    <style:style style:name="T7" style:family="text">
      <style:text-properties fo:color="#000000" style:font-name="Times New Roman" fo:font-size="10pt" style:font-name-asian="Times New Roman" style:font-size-asian="10pt" style:language-asian="en" style:country-asian="GB" style:font-size-complex="10pt"/>
    </style:style>
    <style:style style:name="T8" style:family="text">
      <style:text-properties fo:color="#000000" style:font-name="Times New Roman" fo:font-size="10pt" officeooo:rsid="0022c73f" style:font-name-asian="Times New Roman" style:font-size-asian="10pt" style:language-asian="en" style:country-asian="GB" style:font-size-complex="10pt"/>
    </style:style>
    <style:style style:name="T9" style:family="text">
      <style:text-properties fo:color="#000000" style:font-name="Liberation Serif" fo:font-size="10pt" style:font-size-asian="10pt" style:font-size-complex="10pt"/>
    </style:style>
    <style:style style:name="T10" style:family="text">
      <style:text-properties fo:color="#000000" style:font-name="Liberation Serif" fo:font-size="10pt" officeooo:rsid="0013533b" style:font-size-asian="10pt" style:font-size-complex="10pt"/>
    </style:style>
    <style:style style:name="T11" style:family="text">
      <style:text-properties fo:color="#000000" style:font-name="Times New Roman1" fo:font-size="10pt" officeooo:rsid="001d5c69" style:font-size-asian="10pt" style:font-size-complex="10pt"/>
    </style:style>
    <style:style style:name="T12" style:family="text">
      <style:text-properties fo:color="#000000" style:font-name="Times New Roman1" fo:font-size="10pt" officeooo:rsid="00358b1f" style:font-size-asian="10pt" style:font-size-complex="10pt"/>
    </style:style>
    <style:style style:name="T13" style:family="text">
      <style:text-properties fo:color="#000000" style:font-name="Times New Roman1" fo:font-size="10pt" officeooo:rsid="002c976e" style:font-size-asian="10pt" style:font-size-complex="10pt"/>
    </style:style>
    <style:style style:name="T14" style:family="text">
      <style:text-properties fo:color="#000000" style:font-name="Times New Roman1" fo:font-size="10pt" officeooo:rsid="00372cef" style:font-size-asian="10pt" style:font-size-complex="10pt"/>
    </style:style>
    <style:style style:name="T15" style:family="text">
      <style:text-properties fo:color="#000000" style:font-name="Times New Roman1" fo:font-size="10pt" officeooo:rsid="002cc161" style:font-size-asian="10pt" style:font-size-complex="10pt"/>
    </style:style>
    <style:style style:name="T16" style:family="text">
      <style:text-properties fo:color="#000000" style:font-name="Times New Roman1" fo:font-size="10pt" officeooo:rsid="003c90a7" style:font-size-asian="10pt" style:font-size-complex="10pt"/>
    </style:style>
    <style:style style:name="T17" style:family="text">
      <style:text-properties fo:color="#000000" style:font-name="Times New Roman1" fo:font-size="10pt" officeooo:rsid="002e49cd" style:font-size-asian="10pt" style:font-size-complex="10pt"/>
    </style:style>
    <style:style style:name="T18" style:family="text">
      <style:text-properties fo:color="#000000" style:font-name="Times New Roman1" fo:font-size="10pt" officeooo:rsid="00188000" style:font-size-asian="10pt" style:font-size-complex="10pt"/>
    </style:style>
    <style:style style:name="T19" style:family="text">
      <style:text-properties fo:color="#000000" style:font-name="Times New Roman1" fo:font-size="10pt" officeooo:rsid="001930d0" style:font-size-asian="10pt" style:font-size-complex="10pt"/>
    </style:style>
    <style:style style:name="T20" style:family="text">
      <style:text-properties fo:color="#000000" style:font-name="Times New Roman1" fo:font-size="10pt" officeooo:rsid="001c3ed8" style:font-size-asian="10pt" style:font-size-complex="10pt"/>
    </style:style>
    <style:style style:name="T21" style:family="text">
      <style:text-properties fo:color="#000000" style:font-name="Times New Roman1" fo:font-size="10pt" officeooo:rsid="001dc3ea" style:font-size-asian="10pt" style:font-size-complex="10pt"/>
    </style:style>
    <style:style style:name="T22" style:family="text">
      <style:text-properties fo:color="#000000" style:font-name="Times New Roman1" fo:font-size="10pt" officeooo:rsid="001f69fa" style:font-size-asian="10pt" style:font-size-complex="10pt"/>
    </style:style>
    <style:style style:name="T23" style:family="text">
      <style:text-properties fo:color="#000000" style:font-name="Times New Roman1" fo:font-size="10pt" officeooo:rsid="0020d574" style:font-size-asian="10pt" style:font-size-complex="10pt"/>
    </style:style>
    <style:style style:name="T24" style:family="text">
      <style:text-properties fo:color="#000000" style:font-name="Times New Roman1" fo:font-size="10pt" officeooo:rsid="00217b7a" style:font-size-asian="10pt" style:font-size-complex="10pt"/>
    </style:style>
    <style:style style:name="T25" style:family="text">
      <style:text-properties fo:color="#000000" style:font-name="gotham, helvetica, arial, sans-" fo:font-size="8pt" fo:language="en" fo:country="GB" style:font-size-asian="8pt" style:font-size-complex="8pt"/>
    </style:style>
    <style:style style:name="T26" style:family="text">
      <style:text-properties fo:font-variant="normal" fo:text-transform="none" fo:color="#000000" style:font-name="Times New Roman1" fo:font-size="10pt" fo:letter-spacing="normal" fo:font-style="normal" fo:font-weight="normal" style:font-size-asian="10pt" style:font-size-complex="10pt"/>
    </style:style>
    <style:style style:name="T27" style:family="text">
      <style:text-properties fo:font-variant="normal" fo:text-transform="none" fo:color="#000000" style:font-name="Times New Roman1" fo:font-size="10pt" fo:letter-spacing="normal" fo:font-style="normal" fo:font-weight="normal" officeooo:rsid="00358b1f" style:font-size-asian="10pt" style:font-size-complex="10pt"/>
    </style:style>
    <style:style style:name="T28" style:family="text">
      <style:text-properties fo:font-variant="normal" fo:text-transform="none" fo:color="#000000" style:font-name="Times New Roman1" fo:font-size="10pt" fo:letter-spacing="normal" fo:font-style="normal" fo:font-weight="normal" officeooo:rsid="003c90a7" style:font-size-asian="10pt" style:font-size-complex="10pt"/>
    </style:style>
    <style:style style:name="T29" style:family="text">
      <style:text-properties fo:font-variant="normal" fo:text-transform="none" fo:color="#000000" style:font-name="Times New Roman1" fo:font-size="10pt" fo:letter-spacing="normal" fo:font-style="normal" fo:font-weight="normal" officeooo:rsid="003821bd" style:font-size-asian="10pt" style:font-size-complex="10pt"/>
    </style:style>
    <style:style style:name="T30" style:family="text">
      <style:text-properties fo:font-variant="normal" fo:text-transform="none" fo:color="#000000" style:font-name="Times New Roman1" fo:font-size="10pt" fo:letter-spacing="normal" fo:font-style="normal" fo:font-weight="normal" officeooo:rsid="002e49cd" style:font-size-asian="10pt" style:font-size-complex="10pt"/>
    </style:style>
    <style:style style:name="T31" style:family="text">
      <style:text-properties fo:font-variant="normal" fo:text-transform="none" fo:color="#000000" style:font-name="Times New Roman1" fo:font-size="10pt" fo:letter-spacing="normal" fo:font-style="normal" fo:font-weight="normal" officeooo:rsid="0039afd0" style:font-size-asian="10pt" style:font-size-complex="10pt"/>
    </style:style>
    <style:style style:name="T32" style:family="text">
      <style:text-properties fo:font-variant="normal" fo:text-transform="none" fo:color="#000000" style:font-name="Times New Roman1" fo:font-size="10pt" fo:letter-spacing="normal" fo:font-style="normal" fo:font-weight="normal" officeooo:rsid="0030d847" style:font-size-asian="10pt" style:font-size-complex="10pt"/>
    </style:style>
    <style:style style:name="T33" style:family="text">
      <style:text-properties fo:font-variant="normal" fo:text-transform="none" fo:color="#000000" style:font-name="Times New Roman1" fo:font-size="10pt" fo:letter-spacing="normal" fo:font-style="normal" fo:font-weight="normal" officeooo:rsid="002fddfb" style:font-size-asian="10pt" style:font-size-complex="10pt"/>
    </style:style>
    <style:style style:name="T34" style:family="text">
      <style:text-properties fo:font-variant="normal" fo:text-transform="none" fo:color="#000000" style:font-name="Times New Roman1" fo:font-size="10pt" fo:letter-spacing="normal" fo:font-style="normal" fo:font-weight="normal" officeooo:rsid="00372cef" style:font-size-asian="10pt" style:font-size-complex="10pt"/>
    </style:style>
    <style:style style:name="T35" style:family="text">
      <style:text-properties fo:font-variant="normal" fo:text-transform="none" fo:color="#000000" style:font-name="Times New Roman1" fo:font-size="10pt" fo:letter-spacing="normal" fo:font-style="normal" fo:font-weight="normal" officeooo:rsid="0032a7c8" style:font-size-asian="10pt" style:font-size-complex="10pt"/>
    </style:style>
    <style:style style:name="T36" style:family="text">
      <style:text-properties fo:font-variant="normal" fo:text-transform="none" fo:color="#000000" style:font-name="Times New Roman1" fo:font-size="10pt" fo:letter-spacing="normal" fo:font-style="normal" fo:font-weight="normal" officeooo:rsid="002ebcb4" style:font-size-asian="10pt" style:font-size-complex="10pt"/>
    </style:style>
    <style:style style:name="T37" style:family="text">
      <style:text-properties fo:font-variant="normal" fo:text-transform="none" fo:color="#000000" style:font-name="Times New Roman1" fo:font-size="10pt" fo:letter-spacing="normal" fo:font-style="normal" fo:font-weight="normal" officeooo:rsid="003b22b9" style:font-size-asian="10pt" style:font-size-complex="10pt"/>
    </style:style>
    <style:style style:name="T38" style:family="text">
      <style:text-properties fo:font-variant="normal" fo:text-transform="none" fo:color="#000000" style:font-name="Times New Roman1" fo:font-size="10pt" fo:letter-spacing="normal" fo:font-style="normal" fo:font-weight="normal" officeooo:rsid="003478b3" style:font-size-asian="10pt" style:font-size-complex="10pt"/>
    </style:style>
    <style:style style:name="T39" style:family="text">
      <style:text-properties fo:font-variant="normal" fo:text-transform="none" fo:color="#000000" style:font-name="Times New Roman1" fo:font-size="10pt" fo:letter-spacing="normal" fo:font-style="normal" fo:font-weight="normal" officeooo:rsid="0033c573" style:font-size-asian="10pt" style:font-size-complex="10pt"/>
    </style:style>
    <style:style style:name="T40" style:family="text">
      <style:text-properties fo:font-variant="normal" fo:text-transform="none" fo:color="#000000" style:font-name="Times New Roman1" fo:font-size="10pt" fo:letter-spacing="normal" fo:font-style="normal" fo:font-weight="normal" officeooo:rsid="002c976e" style:font-size-asian="10pt" style:font-size-complex="10pt"/>
    </style:style>
    <style:style style:name="T41" style:family="text">
      <style:text-properties fo:font-variant="normal" fo:text-transform="none" fo:color="#000000" style:font-name="Times New Roman1" fo:font-size="10pt" fo:letter-spacing="normal" fo:font-style="normal" fo:font-weight="normal" officeooo:rsid="003ca998" style:font-size-asian="10pt" style:font-size-complex="10pt"/>
    </style:style>
    <style:style style:name="T42" style:family="text">
      <style:text-properties fo:font-variant="normal" fo:text-transform="none" fo:color="#000000" style:font-name="Times New Roman1" fo:font-size="10pt" fo:letter-spacing="normal" fo:font-style="normal" fo:font-weight="normal" officeooo:rsid="00188000" style:font-size-asian="10pt" style:font-size-complex="10pt"/>
    </style:style>
    <style:style style:name="T43" style:family="text">
      <style:text-properties fo:font-variant="normal" fo:text-transform="none" fo:color="#000000" style:font-name="Times New Roman1" fo:font-size="10pt" fo:letter-spacing="normal" fo:font-style="normal" fo:font-weight="normal" officeooo:rsid="001930d0" style:font-size-asian="10pt" style:font-size-complex="10pt"/>
    </style:style>
    <style:style style:name="T44" style:family="text">
      <style:text-properties fo:font-variant="normal" fo:text-transform="none" fo:color="#000000" style:font-name="Times New Roman1" fo:font-size="10pt" fo:letter-spacing="normal" fo:font-style="normal" fo:font-weight="normal" officeooo:rsid="001ab97e" style:font-size-asian="10pt" style:font-size-complex="10pt"/>
    </style:style>
    <style:style style:name="T45" style:family="text">
      <style:text-properties fo:font-variant="normal" fo:text-transform="none" fo:color="#000000" style:font-name="Times New Roman1" fo:font-size="10pt" fo:letter-spacing="normal" fo:font-style="normal" fo:font-weight="normal" officeooo:rsid="001c3ed8" style:font-size-asian="10pt" style:font-size-complex="10pt"/>
    </style:style>
    <style:style style:name="T46" style:family="text">
      <style:text-properties fo:font-variant="normal" fo:text-transform="none" fo:color="#000000" style:font-name="Times New Roman1" fo:font-size="10pt" fo:letter-spacing="normal" fo:font-style="normal" fo:font-weight="normal" officeooo:rsid="001cff44" style:font-size-asian="10pt" style:font-size-complex="10pt"/>
    </style:style>
    <style:style style:name="T47" style:family="text">
      <style:text-properties fo:font-variant="normal" fo:text-transform="none" fo:color="#000000" style:font-name="Times New Roman1" fo:font-size="10pt" fo:letter-spacing="normal" fo:font-style="normal" fo:font-weight="normal" officeooo:rsid="00217b7a" style:font-size-asian="10pt" style:font-size-complex="10pt"/>
    </style:style>
    <style:style style:name="T48" style:family="text">
      <style:text-properties fo:font-variant="normal" fo:text-transform="none" fo:color="#000000" style:font-name="Times New Roman1" fo:font-size="10pt" fo:letter-spacing="normal" fo:font-style="normal" fo:font-weight="normal" officeooo:rsid="0022c73f" style:font-size-asian="10pt" style:font-size-complex="10pt"/>
    </style:style>
    <style:style style:name="T49" style:family="text">
      <style:text-properties fo:font-variant="normal" fo:text-transform="none" fo:color="#000000" style:font-name="Times New Roman1" fo:font-size="10pt" fo:letter-spacing="normal" fo:font-style="normal" fo:font-weight="normal" officeooo:rsid="002365ad" style:font-size-asian="10pt" style:font-size-complex="10pt"/>
    </style:style>
    <style:style style:name="T50" style:family="text">
      <style:text-properties fo:font-variant="normal" fo:text-transform="none" style:use-window-font-color="true" style:font-name="Times New Roman1" fo:font-size="10pt" fo:letter-spacing="normal" fo:font-style="normal" fo:font-weight="normal" officeooo:rsid="003821bd" style:font-size-asian="10pt" style:font-size-complex="10pt"/>
    </style:style>
    <style:style style:name="T51" style:family="text">
      <style:text-properties fo:font-variant="normal" fo:text-transform="none" style:use-window-font-color="true" style:font-name="Times New Roman1" fo:font-size="10pt" fo:letter-spacing="normal" fo:font-style="normal" fo:font-weight="normal" officeooo:rsid="001930d0" style:font-size-asian="10pt" style:font-size-complex="10pt"/>
    </style:style>
    <style:style style:name="T52" style:family="text">
      <style:text-properties fo:font-variant="normal" fo:text-transform="none" style:use-window-font-color="true" style:font-name="Times New Roman1" fo:font-size="10pt" fo:letter-spacing="normal" fo:font-style="normal" fo:font-weight="normal" officeooo:rsid="001c3ed8" style:font-size-asian="10pt" style:font-size-complex="10pt"/>
    </style:style>
    <style:style style:name="T53" style:family="text">
      <style:text-properties fo:font-variant="normal" fo:text-transform="none" style:use-window-font-color="true" style:font-name="Times New Roman1" fo:font-size="10pt" fo:letter-spacing="normal" fo:font-style="normal" fo:font-weight="normal" officeooo:rsid="001cff44" style:font-size-asian="10pt" style:font-size-complex="10pt"/>
    </style:style>
    <style:style style:name="T54" style:family="text">
      <style:text-properties style:font-name="gotham" fo:font-size="8pt" fo:language="nl" fo:country="NL" style:font-size-asian="8pt" style:font-size-complex="8pt"/>
    </style:style>
    <style:style style:name="T55" style:family="text">
      <style:text-properties style:font-name="gotham" fo:font-size="8pt" fo:language="nl" fo:country="NL" officeooo:rsid="001b0e6d" style:font-size-asian="8pt" style:font-size-complex="8pt"/>
    </style:style>
    <style:style style:name="T56" style:family="text">
      <style:text-properties style:font-name="gotham" fo:font-size="8pt" fo:language="en" fo:country="GB" style:font-size-asian="8pt" style:font-size-complex="8pt"/>
    </style:style>
    <style:style style:name="T57" style:family="text">
      <style:text-properties style:font-name="gotham" fo:font-size="8pt" fo:language="en" fo:country="GB" officeooo:rsid="0016de0e" style:font-size-asian="8pt" style:font-size-complex="8pt"/>
    </style:style>
    <style:style style:name="T58" style:family="text">
      <style:text-properties style:font-name="gotham" fo:font-size="8pt" fo:language="en" fo:country="GB" officeooo:rsid="001930d0" style:font-size-asian="8pt" style:font-size-complex="8pt"/>
    </style:style>
    <style:style style:name="T59" style:family="text">
      <style:text-properties style:text-position="super 67%" style:font-name="Liberation Serif" fo:font-size="10pt" style:font-size-asian="10pt" style:font-size-complex="10pt"/>
    </style:style>
    <style:style style:name="T60" style:family="text">
      <style:text-properties style:font-name="Liberation Serif" fo:font-size="10pt" style:font-size-asian="10pt" style:font-size-complex="10pt"/>
    </style:style>
    <style:style style:name="T61" style:family="text">
      <style:text-properties style:font-name="Liberation Serif" fo:font-size="10pt" officeooo:rsid="001507af" style:font-size-asian="10pt" style:font-size-complex="10pt"/>
    </style:style>
    <style:style style:name="T62" style:family="text">
      <style:text-properties style:font-name="Liberation Serif" fo:font-size="10pt" officeooo:rsid="0022c73f" style:font-size-asian="10pt" style:font-size-complex="10pt"/>
    </style:style>
    <style:style style:name="T63" style:family="text">
      <style:text-properties style:font-name="Liberation Serif" fo:font-size="10pt" fo:font-weight="bold" style:font-size-asian="10pt" style:font-weight-asian="bold" style:font-size-complex="10pt" style:font-weight-complex="bold"/>
    </style:style>
    <style:style style:name="T64" style:family="text">
      <style:text-properties style:text-position="super 58%"/>
    </style:style>
    <style:style style:name="T65" style:family="text">
      <style:text-properties style:text-position="super 58%" style:font-name="Liberation Serif" fo:font-size="10pt" style:font-size-asian="10pt" style:font-size-complex="10pt"/>
    </style:style>
    <style:style style:name="T66" style:family="text">
      <style:text-properties officeooo:rsid="000fea8b"/>
    </style:style>
    <style:style style:name="T67" style:family="text">
      <style:text-properties officeooo:rsid="0013533b"/>
    </style:style>
    <style:style style:name="T68" style:family="text">
      <style:text-properties officeooo:rsid="001507af"/>
    </style:style>
    <style:style style:name="T69" style:family="text">
      <style:text-properties fo:font-size="10pt" officeooo:rsid="001d5c69" style:font-size-asian="10pt" style:font-size-complex="10pt"/>
    </style:style>
    <style:style style:name="T70" style:family="text">
      <style:text-properties style:font-name="gotham, helvetica, arial, sans-" fo:font-size="8pt" fo:language="en" fo:country="GB" style:font-size-asian="8pt" style:font-size-complex="8pt"/>
    </style:style>
    <style:style style:name="T71" style:family="text">
      <style:text-properties style:font-name="gotham, helvetica, arial, sans-" fo:font-size="8pt" fo:language="en" fo:country="GB" officeooo:rsid="001930d0" style:font-size-asian="8pt" style:font-size-complex="8pt"/>
    </style:style>
    <style:style style:name="T72" style:family="text">
      <style:text-properties style:font-name="gotham, helvetica, arial, sans-" fo:font-size="8pt" fo:language="en" fo:country="GB" officeooo:rsid="001ab97e" style:font-size-asian="8pt" style:font-size-complex="8pt"/>
    </style:style>
    <style:style style:name="T73" style:family="text">
      <style:text-properties style:font-name="gotham, helvetica, arial, sans-" fo:font-size="8pt" fo:language="nl" fo:country="NL" style:font-size-asian="8pt" style:font-size-complex="8pt"/>
    </style:style>
    <style:style style:name="T74" style:family="text">
      <style:text-properties style:font-name="gotham, helvetica, arial, sans-" fo:font-size="8pt" fo:language="nl" fo:country="NL" officeooo:rsid="001930d0" style:font-size-asian="8pt" style:font-size-complex="8pt"/>
    </style:style>
    <style:style style:name="T75" style:family="text">
      <style:text-properties style:font-name="gotham, helvetica, arial, sans-" fo:font-size="8pt" fo:language="nl" fo:country="NL" officeooo:rsid="001ab97e" style:font-size-asian="8pt" style:font-size-complex="8pt"/>
    </style:style>
    <style:style style:name="T76" style:family="text">
      <style:text-properties style:font-name="gotham, helvetica, arial, sans-" fo:font-size="8pt" style:font-size-asian="8pt" style:font-size-complex="8pt"/>
    </style:style>
    <style:style style:name="T77" style:family="text">
      <style:text-properties style:font-name="gotham, helvetica, arial, sans-" fo:font-size="8pt" officeooo:rsid="001930d0" style:font-size-asian="8pt" style:font-size-complex="8pt"/>
    </style:style>
    <style:style style:name="T78" style:family="text">
      <style:text-properties officeooo:rsid="001ab97e"/>
    </style:style>
    <style:style style:name="T79" style:family="text">
      <style:text-properties officeooo:rsid="001c3ed8"/>
    </style:style>
    <style:style style:name="T80" style:family="text">
      <style:text-properties officeooo:rsid="001cff44"/>
    </style:style>
    <style:style style:name="T81" style:family="text">
      <style:text-properties style:text-position="sub 58%"/>
    </style:style>
    <style:style style:name="T82" style:family="text">
      <style:text-properties style:text-position="sub 58%" officeooo:rsid="001cff44"/>
    </style:style>
    <style:style style:name="T83" style:family="text">
      <style:text-properties officeooo:rsid="0022c73f"/>
    </style:style>
    <style:style style:name="T84" style:family="text">
      <style:text-properties fo:font-weight="bold" officeooo:rsid="001507af" style:font-weight-asian="bold" style:font-weight-complex="bold"/>
    </style:style>
    <style:style style:name="T85" style:family="text">
      <style:text-properties officeooo:rsid="002365ad"/>
    </style:style>
    <style:style style:name="T86" style:family="text">
      <style:text-properties style:font-weight-asian="bold" style:font-weight-complex="bold"/>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ea79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Protein function prediction - A positive unlabeled implementation of BMRF</text:p>
      <text:p text:style-name="P19"/>
      <text:p text:style-name="P20">1. Scientific background and significance</text:p>
      <text:p text:style-name="P25"><text:span text:style-name="T69">Protein function prediction (PFP) is one of the most important aims of modern biology. </text:span><text:span text:style-name="T11">In </text:span><text:span text:style-name="T12">crop and livestock</text:span><text:span text:style-name="T11"> species, PFP is conventionally based on annotation transfer </text:span><text:span text:style-name="T13">from </text:span><text:span text:style-name="T22">the few</text:span><text:span text:style-name="T13"> well-studied species, such as humans and </text:span><text:span text:style-name="T19">A</text:span><text:span text:style-name="T13">rabidopisis</text:span><text:span text:style-name="T11">. While successful, these methods rely on the assumption that homologs proteins share function, which has been proved wrong in many cases [</text:span><text:span text:style-name="T18">1</text:span><text:span text:style-name="T11">]. It </text:span><text:span text:style-name="T13">is </text:span><text:span text:style-name="T11">t</text:span><text:span text:style-name="T13">hus desirable</text:span><text:span text:style-name="T11"> to complement the orthology-based methods with </text:span><text:span text:style-name="T13">other </text:span><text:span text:style-name="T12">approaches</text:span><text:span text:style-name="T13">. </text:span><text:span text:style-name="T12">N</text:span><text:span text:style-name="T13">etwork-based methods</text:span><text:span text:style-name="T14">, for instance,</text:span><text:span text:style-name="T15"> </text:span><text:span text:style-name="T13">infer the function of proteins</text:span><text:span text:style-name="T14"> </text:span><text:span text:style-name="T20">exploiting</text:span><text:span text:style-name="T13"> the principle of guilt-by-association. Based on this, proteins that interact are likely to have similar function [</text:span><text:span text:style-name="T18">2</text:span><text:span text:style-name="T13">]. </text:span><text:span text:style-name="T15">These methods have a lot </text:span><text:span text:style-name="T23">of </text:span><text:span text:style-name="T15">potential because </text:span><text:span text:style-name="T16">they</text:span><text:span text:style-name="T15"> can utilize the </text:span><text:span text:style-name="T16">information</text:span><text:span text:style-name="T15"> generated by high-throughput biological experiments, </text:span><text:span text:style-name="T17">such as </text:span><text:span text:style-name="T14">c</text:span><text:span text:style-name="T17">o-expression [</text:span><text:span text:style-name="T18">3</text:span><text:span text:style-name="T17">], protein-protein-interactions [</text:span><text:span text:style-name="T18">4</text:span><text:span text:style-name="T17">]</text:span><text:span text:style-name="T16"> to </text:span><text:span text:style-name="T20">construct</text:span><text:span text:style-name="T16"> interaction networks </text:span><text:span text:style-name="T20">from which</text:span><text:span text:style-name="T16"> </text:span><text:span text:style-name="T21">to </text:span><text:span text:style-name="T16">infer function</text:span><text:span text:style-name="T17">.</text:span><text:span text:style-name="T15"> </text:span><text:span text:style-name="T16">These</text:span><text:span text:style-name="T14"> methods, </text:span><text:span text:style-name="T16">however,</text:span><text:span text:style-name="T15"> require that </text:span><text:span text:style-name="T24">some </text:span><text:span text:style-name="T16">interaction</text:span><text:span text:style-name="T15"> data </text:span><text:span text:style-name="T17">and functional annotations are</text:span><text:span text:style-name="T15"> </text:span><text:span text:style-name="T16">available</text:span><text:span text:style-name="T15"> for the species of </text:span><text:span text:style-name="T16">interest</text:span><text:span text:style-name="T15">, and th</text:span><text:span text:style-name="T14">ese</text:span><text:span text:style-name="T15"> data </text:span><text:span text:style-name="T14">are</text:span><text:span text:style-name="T15"> still limited for most </text:span><text:span text:style-name="T12">crop and </text:span><text:span text:style-name="T16">livestock</text:span><text:span text:style-name="T15"> species. </text:span></text:p>
      <text:p text:style-name="P25"><text:span text:style-name="T16">A previous study</text:span><text:span text:style-name="T27">, </text:span><text:span text:style-name="T28">has</text:span><text:span text:style-name="T27"> shown that it is possible to develop network-based method</text:span><text:span text:style-name="T28">s</text:span><text:span text:style-name="T27"> that </text:span><text:span text:style-name="T29">can </text:span><text:span text:style-name="T28">utilize</text:span><text:span text:style-name="T29"> the limited network </text:span><text:span text:style-name="T28">resources</text:span><text:span text:style-name="T27"> </text:span><text:span text:style-name="T29">of the </text:span><text:span text:style-name="T30">crop </text:span><text:span text:style-name="T28">species</text:span><text:span text:style-name="T30"> </text:span><text:span text:style-name="T31">and achieve accurate PFP </text:span><text:span text:style-name="T42">[5]</text:span><text:span text:style-name="T29">.</text:span><text:span text:style-name="T30"> </text:span><text:span text:style-name="T32">In</text:span><text:span text:style-name="T33"> livestock species,</text:span><text:span text:style-name="T34"> </text:span><text:span text:style-name="T27">n</text:span><text:span text:style-name="T32">etwork data is more limited</text:span><text:span text:style-name="T35"> </text:span><text:span text:style-name="T32">and PFP </text:span><text:span text:style-name="T46">via network has never been </text:span><text:span text:style-name="T47">considered</text:span><text:span text:style-name="T32">.</text:span><text:span text:style-name="T33"> </text:span><text:span text:style-name="T30">The Functional Annotation of Animal Genomes </text:span><text:span text:style-name="T28">consortium (</text:span><text:span text:style-name="T30">FAANG</text:span><text:span text:style-name="T28">) </text:span><text:span text:style-name="T42">[6], </text:span><text:span text:style-name="T48">however,</text:span><text:span text:style-name="T30"> </text:span><text:span text:style-name="T33">is currently</text:span><text:span text:style-name="T30"> generating functional annotations </text:span><text:span text:style-name="T47">for</text:span><text:span text:style-name="T35"> some relevant species </text:span><text:span text:style-name="T28">such</text:span><text:span text:style-name="T35"> as </text:span><text:span text:style-name="T34">pig and chicken. </text:span><text:span text:style-name="T47">This</text:span><text:span text:style-name="T30"> </text:span><text:span text:style-name="T47">information</text:span><text:span text:style-name="T30"> could be utilize</text:span><text:span text:style-name="T36">d</text:span><text:span text:style-name="T30"> by network-based methods. A</text:span><text:span text:style-name="T28">n</text:span><text:span text:style-name="T30"> interesting question therefore is </text:span><text:span text:style-name="T32">whether it </text:span><text:span text:style-name="T35">is</text:span><text:span text:style-name="T32"> possible to develop a network-based methods that</text:span><text:span text:style-name="T30"> </text:span><text:span text:style-name="T31">is efficient for</text:span><text:span text:style-name="T30"> PFP in </text:span><text:span text:style-name="T37">these </text:span><text:span text:style-name="T30">livestock species. </text:span></text:p>
      <text:p text:style-name="P28"/>
      <text:p text:style-name="P24"><text:span text:style-name="T33">In order to </text:span><text:span text:style-name="T32">develop a network method that is </text:span><text:span text:style-name="T28">efficient</text:span><text:span text:style-name="T32"> for </text:span><text:span text:style-name="T46">livestock species</text:span><text:span text:style-name="T37">,</text:span><text:span text:style-name="T32"> </text:span><text:span text:style-name="T35">a logical approach is to utilize </text:span><text:span text:style-name="T31">one of the state-of-ar</text:span><text:span text:style-name="T48">t</text:span><text:span text:style-name="T31"> method</text:span><text:span text:style-name="T47">s</text:span><text:span text:style-name="T31"> </text:span><text:span text:style-name="T48">used </text:span><text:span text:style-name="T31">for crop species</text:span><text:span text:style-name="T35">. </text:span><text:span text:style-name="T27">To our </text:span><text:span text:style-name="T28">knowledge</text:span><text:span text:style-name="T27">, </text:span><text:span text:style-name="T28">the Bayesian Markov Random Field (</text:span><text:span text:style-name="T30">BMRF</text:span><text:span text:style-name="T28">) [</text:span><text:span text:style-name="T43">1</text:span><text:span text:style-name="T28">]</text:span><text:span text:style-name="T30"> </text:span><text:span text:style-name="T27">is the </text:span><text:span text:style-name="T37">highest-performance</text:span><text:span text:style-name="T27"> method of </text:span><text:span text:style-name="T28">this</text:span><text:span text:style-name="T27"> </text:span><text:span text:style-name="T46">kind</text:span><text:span text:style-name="T30">. </text:span><text:span text:style-name="T27">BMRF</text:span><text:span text:style-name="T30"> </text:span><text:span text:style-name="T39">can be </text:span><text:span text:style-name="T28">successfully</text:span><text:span text:style-name="T39"> applied on </text:span><text:span text:style-name="T34">crop species</text:span><text:span text:style-name="T30"> for two reasons mainly: </text:span><text:span text:style-name="T47">F</text:span><text:span text:style-name="T45">irst,</text:span><text:span text:style-name="T30"> </text:span><text:span text:style-name="T45">i</text:span><text:span text:style-name="T30">t can synthesizes heterogeneous data into one network. </text:span><text:span text:style-name="T32">For instance, it can </text:span><text:span text:style-name="T47">integrate</text:span><text:span text:style-name="T32"> </text:span><text:span text:style-name="T28">coexpression</text:span><text:span text:style-name="T32"> and </text:span><text:span text:style-name="T30">protein-protein-interactions</text:span><text:span text:style-name="T32">, or combine network data from </text:span><text:span text:style-name="T28">A</text:span><text:span text:style-name="T32">rabidopis and rice;</text:span><text:span text:style-name="T30"> </text:span><text:span text:style-name="T45">and second,</text:span><text:span text:style-name="T30"> </text:span><text:span text:style-name="T44">t</text:span><text:span text:style-name="T28">hough</text:span><text:span text:style-name="T30"> Gibbs sampling, </text:span><text:span text:style-name="T28">BMRF can take into account unlabeled proteins to estimate the parameters of the model.</text:span><text:span text:style-name="T30"> </text:span></text:p>
      <text:p text:style-name="P21"><text:span text:style-name="T29">Because the </text:span><text:span text:style-name="T28">network</text:span><text:span text:style-name="T29"> resources are more limited in pigs and chicken than in the crop </text:span><text:span text:style-name="T28">species</text:span><text:span text:style-name="T29">, it is desirable to overcome some of the limitations </text:span><text:span text:style-name="T37">that</text:span><text:span text:style-name="T29"> the current BMRF algorithm </text:span><text:span text:style-name="T37">has</text:span><text:span text:style-name="T27">.</text:span><text:span text:style-name="T35"> </text:span><text:span text:style-name="T29">One important limitation of </text:span><text:span text:style-name="T28">network</text:span><text:span text:style-name="T29"> </text:span><text:span text:style-name="T28">methods</text:span><text:span text:style-name="T29"> in </text:span><text:span text:style-name="T28">general</text:span><text:span text:style-name="T29"> is that </text:span><text:span text:style-name="T48">the </text:span><text:span text:style-name="T29">annotated d</text:span><text:span text:style-name="T28">a</text:span><text:span text:style-name="T29">ta </text:span><text:span text:style-name="T49">that is used by the network</text:span><text:span text:style-name="T29"> </text:span><text:span text:style-name="T28">consist</text:span><text:span text:style-name="T29"> </text:span><text:span text:style-name="T28">solely</text:span><text:span text:style-name="T29"> on positive cases. </text:span><text:span text:style-name="T44">This is because</text:span><text:span text:style-name="T29"> it is </text:span><text:span text:style-name="T28">very </text:span><text:span text:style-name="T29">difficult to be certain that a protein does not perform a function. In fact, this problem applies to many situations in </text:span><text:span text:style-name="T28">informatics</text:span><text:span text:style-name="T29"> because from a biological perspective, the lack of evidence for a connection does not imply that such a connection does not exist. </text:span><text:span text:style-name="T32">As an example, </text:span><text:span text:style-name="T29">for rice</text:span><text:span text:style-name="T30"> 415 pr</text:span><text:span text:style-name="T40">oteins have experimental evidence for a biological process, </text:span><text:span text:style-name="T29">but not a single protein has a validated proof of </text:span><text:span text:style-name="T46">no-connection</text:span><text:span text:style-name="T29"> with a function. Since only positive associations are reported, the  negative set is composed of all unlabeled data. This leads to some bias in the prediction because the unlabeled data may contain some positive cases. </text:span><text:span text:style-name="T37">To overcome this problem, a new type of machine learning h</text:span><text:span text:style-name="T28">a</text:span><text:span text:style-name="T37">s </text:span><text:span text:style-name="T42">emerged</text:span><text:span text:style-name="T37"> called </text:span><text:span text:style-name="T28">Positive Unlabeled</text:span><text:span text:style-name="T37"> learning </text:span><text:span text:style-name="T28">(</text:span><text:span text:style-name="T37">PU</text:span><text:span text:style-name="T28">)</text:span><text:span text:style-name="T37">. </text:span><text:span text:style-name="T49">With </text:span><text:span text:style-name="T37">PU it is possible to identify the proteins that are more </text:span><text:span text:style-name="T28">unlikely</text:span><text:span text:style-name="T37"> to have a given function. </text:span><text:span text:style-name="T28">Hence</text:span><text:span text:style-name="T37">, the </text:span><text:span text:style-name="T28">number of </text:span><text:span text:style-name="T37">unlabeled cases can be </text:span><text:span text:style-name="T28">minimized by extracting some</text:span><text:span text:style-name="T37"> “reliable negatives” </text:span><text:span text:style-name="T28">proteins from the set of unlabeled</text:span><text:span text:style-name="T37">. </text:span><text:span text:style-name="T29">It has been proved theoretically that, by identifying </text:span><text:span text:style-name="T50">sets of reliable negatives, PU improves the performance of machine learning algorithms in situations where only positive labels are known [</text:span><text:span text:style-name="T51">7</text:span><text:span text:style-name="T50">]. PU</text:span><text:span text:style-name="T53"> </text:span><text:span text:style-name="T50">has been successfully applied to a variety of problems related to PFP [</text:span><text:span text:style-name="T51">8-10</text:span><text:span text:style-name="T50">]. </text:span><text:span text:style-name="T52">In</text:span><text:span text:style-name="T50"> [</text:span><text:span text:style-name="T51">8</text:span><text:span text:style-name="T50">], for instance, </text:span><text:span text:style-name="T52">the authors </text:span><text:span text:style-name="T50">applied a multi-label version of PU learning on a weighted support vector machine to identify genes associated with diseases. </text:span><text:span text:style-name="T52">In another study,</text:span><text:span text:style-name="T50"> [</text:span><text:span text:style-name="T51">9</text:span><text:span text:style-name="T50">] developed two </text:span><text:span text:style-name="T52">nove</text:span><text:span text:style-name="T53">l</text:span><text:span text:style-name="T52"> </text:span><text:span text:style-name="T50">approaches to identify reliable negatives </text:span><text:span text:style-name="T52">that can be applied in different algorithms</text:span><text:span text:style-name="T50">. More recently, Jiang et al. [</text:span><text:span text:style-name="T51">10</text:span><text:span text:style-name="T50">] applied PU on a support vector machine and outperformed all pre-existing methods for pupylation sites prediction. None of these studies, </text:span><text:span text:style-name="T29">however, have applied PU learning on </text:span><text:span text:style-name="T46">a </text:span><text:span text:style-name="T29">BMRF. </text:span><text:span text:style-name="T39">BMRF is one of the few methods that can </text:span><text:span text:style-name="T41">h</text:span><text:span text:style-name="T39">andle networks with a large portion of </text:span><text:span text:style-name="T41">unknown cases,</text:span><text:span text:style-name="T39"> and PU can extract reliable information form </text:span><text:span text:style-name="T41">these</text:span><text:span text:style-name="T39"> </text:span><text:span text:style-name="T41">unknowns.</text:span><text:span text:style-name="T39"> Our </text:span><text:span text:style-name="T41">hypothesis</text:span><text:span text:style-name="T39"> therefore is that a PU implementation of BMRF will be particularly effective for PFP in species with </text:span><text:span text:style-name="T41">limited</text:span><text:span text:style-name="T39"> network resources, such as pig and chicken.</text:span></text:p>
      <text:p text:style-name="P29"><text:s text:c="2"/></text:p>
      <text:p text:style-name="P35"><text:span text:style-name="T26">The aim of this study is to develop a PU implementation of an existing Bayesian Markov Random Field </text:span><text:span text:style-name="T46">algorithm</text:span><text:span text:style-name="T26"> that can efficiently assign proteins to GO term categories </text:span><text:span text:style-name="T41">using</text:span><text:span text:style-name="T35"> </text:span><text:span text:style-name="T38">pigs and </text:span><text:span text:style-name="T41">chickens</text:span><text:span text:style-name="T38"> network data</text:span><text:span text:style-name="T35">. </text:span></text:p>
      <text:p text:style-name="P30"/>
      <text:p text:style-name="P30"/>
      <text:p text:style-name="P30"/>
      <text:p text:style-name="P30"/>
      <text:p text:style-name="P37"><text:soft-page-break/>2. Objectives</text:p>
      <text:p text:style-name="P38">The aim of this thesis can be summarized in four objectives:</text:p>
      <text:list xml:id="list5851467042789374731" text:style-name="WWNum1">
        <text:list-item>
          <text:p text:style-name="P48">Investigate the prediction performance of BMRF applied to PFP in livestock.</text:p>
        </text:list-item>
        <text:list-item>
          <text:p text:style-name="P48">Identify in which aspects PU can improve the performance of BMRF in <text:span text:style-name="T85">general</text:span> and in livestock data.</text:p>
        </text:list-item>
        <text:list-item>
          <text:p text:style-name="P48">Develop PU implementations of BMRF.</text:p>
        </text:list-item>
        <text:list-item>
          <text:p text:style-name="P48">Evaluate the performance of the implementations developed in -3- and optimize the methodology.</text:p>
        </text:list-item>
      </text:list>
      <text:p text:style-name="P36"/>
      <text:p text:style-name="P34">3. Material and Methods</text:p>
      <text:p text:style-name="P32">The novel PU method will be within the framework of the BMRF function prediction algorithm of Kourmpetis et al. <text:s/>[<text:span text:style-name="T79">1</text:span>]. In BMRF, a markov network is defined in which the nodes are the proteins or genes and the edges are the <text:span text:style-name="T78">interaction</text:span> data. BMRF utilizes this network and the functional annotations of some <text:span text:style-name="T78">known</text:span> proteins to compute the probability that other protein<text:span text:style-name="T78">s</text:span> in the network <text:span text:style-name="T80">are</text:span> associated with a given GO <text:span text:style-name="T80">term</text:span>.</text:p>
      <text:p text:style-name="P31"/>
      <text:p text:style-name="P26">BMRF is a Markov Network in that it aims to estimate the parameters that minimize the energy function:</text:p>
      <text:p text:style-name="P27"><text:tab/> <text:s text:c="2"/><draw:frame draw:style-name="fr1" draw:name="Object3" text:anchor-type="as-char" svg:width="3.757cm" svg:height="1.138cm" draw:z-index="4"><draw:image xlink:href="Pictures/100000000000008E0000002B6646528A.png" xlink:type="simple" xlink:show="embed" xlink:actuate="onLoad"/></draw:frame> <text:s/>Equation 1</text:p>
      <text:p text:style-name="P26"/>
      <text:p text:style-name="P26">where x is an N-dimensional binary vector that takes value “1” if the protein performs a certain function and “0” it does not, N<text:span text:style-name="T82">0</text:span> and N<text:span text:style-name="T81">1 </text:span>are the number of its direct neighbors in the network that perform the function and the number of those that do not, and α, β<text:span text:style-name="T64">0</text:span> and β<text:span text:style-name="T64">1</text:span> are the parameters to estimate.</text:p>
      <text:p text:style-name="P26"/>
      <text:p text:style-name="P26">BMRF is <text:span text:style-name="T79">Bayesian</text:span> in that in order to estimate the parameters, we draw from the joint posterior density of  using an MCMC algorithm and starting from an initial configuration. This allows to  account for the neighborhood uncertainty in the parameter estimation.</text:p>
      <text:p text:style-name="P26"/>
      <text:p text:style-name="P26">BMRF assumes <text:span text:style-name="T85">that for each protein</text:span> there are two classes <text:span text:style-name="T85">of cases (positives and negatives) </text:span>and relies on heuristics for important components of the algorithm, such as choosing negative examples. The algorithm is currently biased in that the unknown positives cases are considered as negative. <text:s/>PU will reduce this bias by minimizing the numbers of unlabeled cases. We will apply PU in two independent steps: first we will identify the unknown cases that are likely to be negative, and then we will perform BMRF accounting for this. The identification of reliable negatives allows to expand upon Equation 1 by differentiating between proteins that do not perform a given function and proteins that are not known to perform such function.</text:p>
      <text:p text:style-name="P26"/>
      <text:p text:style-name="P26">The fact that the networks has three classes of proteins (functional, nonfunctional and unknown), instead of two (functional and <text:span text:style-name="T79">unknown</text:span>), allows to minimize the false negative rate because some of the unlabeled cases will not have to be considered negative. The MCMC algorithm <text:span text:style-name="T80">that BMRF uses to estimate the parameters</text:span> will also take this additional information into account. For the initial configuration of labels, the unlabeled proteins will be randomly assigned a “-1” or a “1” based on the proportions of proteins that do or do not have a given function. </text:p>
      <text:p text:style-name="P26"/>
      <text:p text:style-name="P26">To identify reliable negatives, we will use SNOBProb [<text:span text:style-name="T79">9</text:span>] because it allows for a very low misclassification rate. <text:span text:style-name="T80">Alternatively, we will identify reliable negatives also with</text:span> the spy technique [1<text:span text:style-name="T78">1</text:span>], because is simple to use and can be computed in a variety of ways [<text:span text:style-name="T79">7</text:span>]. The logic behind SNOBProb is that certain GO terms do not co-occur, and therefore, if a combination of GO terms is never observed, we can assume that if a protein has one function it does not have the other one. The spy technique, instead considers that the proteins that have a given function are different from those that do not have it in co-expression, sequence similarity or other aspects. Hence, if we know some positive cases, we can use a classifiers to identify the negative cases that are more different form the positive ones. As <text:span text:style-name="T79">a</text:span> classifier we will use a decision tree as proposed in [<text:span text:style-name="T79">7</text:span>].</text:p>
      <text:p text:style-name="P26"/>
      <text:p text:style-name="P33">Validation</text:p>
      <text:p text:style-name="P26">To evaluate the performance of the method we do cross-validation to compute AUC and Recall. To evaluate the quality of the reliable negatives we will determine false negatives through a temporal holdout, as explained in [<text:span text:style-name="T79">9</text:span>]. This allows to mitigate the bias that comes  by the fact that a positive prediction without a corresponding validation annotation might simply indicate lack of study. Moreover, we will compare the results obtained with SNOBProb and the spy-technique with the Nogo database defined <text:span text:style-name="T80">in</text:span> [<text:span text:style-name="T79">9</text:span>].</text:p>
      <text:p text:style-name="P49"><text:soft-page-break/><text:span text:style-name="T86">Data</text:span></text:p>
      <text:p text:style-name="P26">Human co-expression data will be obtained from OMIN and network data for pigs and chicken will be made available by the Functional Annotation of Animal Genomes. As GO category, we will consider the Biological processes (BP) because BMRF was developed to predict BP. </text:p>
      <text:p text:style-name="P16"/>
      <text:p text:style-name="P4"><text:span text:style-name="Default_20_Paragraph_20_Font"><text:span text:style-name="T63">4. Work plan</text:span></text:span></text:p>
      <text:p text:style-name="P17">Milestones <text:span text:style-name="T67">for the thesis are</text:span>:</text:p>
      <text:p text:style-name="P18">Starting date: March 22th 2017. Expected date to finish: September <text:span text:style-name="T67">30</text:span><text:span text:style-name="T64">th</text:span>. Duration: 25 weeks <text:span text:style-name="T66">(</text:span>24 working weeks<text:span text:style-name="T66">). </text:span></text:p>
      <text:p text:style-name="P17">Feed-back on optimization methodology: Week June 4th</text:p>
      <text:p text:style-name="P17">Midterm presentation: June 22th</text:p>
      <text:p text:style-name="P4"><text:span text:style-name="Default_20_Paragraph_20_Font"><text:span text:style-name="T60">Midterm evaluation: Week July 2th (17</text:span></text:span><text:span text:style-name="Default_20_Paragraph_20_Font"><text:span text:style-name="T59">th</text:span></text:span><text:span text:style-name="Default_20_Paragraph_20_Font"><text:span text:style-name="T60"> week)</text:span></text:span></text:p>
      <text:p text:style-name="P4"><text:span text:style-name="Default_20_Paragraph_20_Font"><text:span text:style-name="T60">Submit thesis draft: Week August 20</text:span></text:span><text:span text:style-name="Default_20_Paragraph_20_Font"><text:span text:style-name="T59">th</text:span></text:span></text:p>
      <text:p text:style-name="P17">Submit final: Week September 3th</text:p>
      <text:p text:style-name="P4"><text:span text:style-name="Default_20_Paragraph_20_Font"><text:span text:style-name="T60">Examination Week September 10</text:span></text:span><text:span text:style-name="Default_20_Paragraph_20_Font"><text:span text:style-name="T65">th</text:span></text:span></text:p>
      <text:p text:style-name="P4"><text:span text:style-name="Default_20_Paragraph_20_Font"><text:span text:style-name="T59"/></text:span></text:p>
      <text:p text:style-name="P17"><text:span text:style-name="T67">The work plan is summarized in seven t</text:span>asks. <text:span text:style-name="T68">Diagram 1 indicates the estimated time required to perform each task:</text:span></text:p>
      <text:p text:style-name="P17">1. Write research proposal</text:p>
      <text:p text:style-name="P17"/>
      <text:p text:style-name="P17">2. Investigate the performance of BMRF applied to <text:span text:style-name="T83">yeast</text:span> data.</text:p>
      <text:p text:style-name="P17"><text:span text:style-name="T67">- Evaluate the performance of BMRF applied on yeast data and determine w</text:span>hat type of data is required to achieve good <text:span text:style-name="T67">p</text:span>rediction performance? </text:p>
      <text:p text:style-name="P17"/>
      <text:p text:style-name="P43">3. Investigate the performance of BMRF applied to human and livestock data.</text:p>
      <text:p text:style-name="P41">- <text:span text:style-name="T83">Prepare data for humans and apply.How can we optimally utilize the livestock data?</text:span></text:p>
      <text:p text:style-name="P17">- <text:span text:style-name="T83">Prepare data for pigs and chicken and apply.</text:span></text:p>
      <text:p text:style-name="P17"/>
      <text:p text:style-name="P4"><text:span text:style-name="Default_20_Paragraph_20_Font"><text:span text:style-name="T62">4</text:span></text:span><text:span text:style-name="Default_20_Paragraph_20_Font"><text:span text:style-name="T60">. </text:span></text:span><text:span text:style-name="Default_20_Paragraph_20_Font"><text:span text:style-name="T9">Investigate in which aspects and situations a PU implementation of BMRF could contribute to improve the performance of PFP on yeast, human and livestock data.</text:span></text:span></text:p>
      <text:p text:style-name="P4"><text:span text:style-name="Default_20_Paragraph_20_Font"><text:span text:style-name="T10">- T</text:span></text:span><text:span text:style-name="Default_20_Paragraph_20_Font"><text:span text:style-name="T9">est the hypothesis of whether PU is particularly efficient in networks where the portion of unlabeled proteins is large.</text:span></text:span></text:p>
      <text:p text:style-name="P17"/>
      <text:p text:style-name="P17"><text:span text:style-name="T83">5</text:span>. Develop PU implementations of BMRF that are efficient for PFP under different scenarios and with different data types.</text:p>
      <text:p text:style-name="P4"><text:span text:style-name="Default_20_Paragraph_20_Font"><text:span text:style-name="T9">- Extend the current BMRF code to PU learning. <text:s/></text:span></text:span></text:p>
      <text:p text:style-name="P17"/>
      <text:p text:style-name="P17"><text:span text:style-name="T83">6</text:span>. Optimize methodology</text:p>
      <text:p text:style-name="P17">- Investigate whether the suggested solution can be improved, and <text:span text:style-name="T67">determine </text:span>for which situations <text:span text:style-name="T67">and</text:span> data the method is more efficient.</text:p>
      <text:p text:style-name="P17">- In case of no improvement in performance, investigate why there is no improvement.</text:p>
      <text:p text:style-name="P17">- <text:span text:style-name="T68">Evaluate the performance of both methods considered to identify negative examples and compare with the</text:span> heuristics used for protein function negative examples</text:p>
      <text:p text:style-name="P17"/>
      <text:p text:style-name="P17"><text:span text:style-name="T83">7</text:span>. Write report</text:p>
      <text:p text:style-name="P17">- Indicate whether BMRF or any PU implementation of it is efficient for PFP in livestock.</text:p>
      <text:p text:style-name="P17">- Indicate what is the current situation PFP <text:span text:style-name="T68">for</text:span> livestock for via guil-by-association.</text:p>
      <text:p text:style-name="P17">- Indicate the relationship between the performance of the method developed and the data available. <text:s text:c="2"/></text:p>
      <text:p text:style-name="P4"><text:span text:style-name="T60">- Recognize the assumptions made by the method </text:span><text:span text:style-name="T61">developed</text:span><text:span text:style-name="T60"> and indicate the reliability and generality of the results.</text:span></text:p>
      <text:p text:style-name="P17"/>
      <text:p text:style-name="P17"/>
      <text:p text:style-name="P17"/>
      <text:p text:style-name="P17"/>
      <text:p text:style-name="P17"/>
      <text:p text:style-name="P17"/>
      <text:p text:style-name="P17"/>
      <text:p text:style-name="P17"/>
      <text:p text:style-name="P17"/>
      <text:p text:style-name="P42"><text:soft-page-break/><text:span text:style-name="T84">Diagram 1. Work plan.</text:span></text:p>
      <table:table table:name="Table2" table:style-name="Table2">
        <table:table-column table:style-name="Table2.A"/>
        <table:table-column table:style-name="Table2.B" table:number-columns-repeated="28"/>
        <table:table-row table:style-name="Table2.1">
          <table:table-cell table:style-name="Table2.A1" office:value-type="string">
            <text:p text:style-name="P8">Activity</text:p>
          </table:table-cell>
          <table:table-cell table:style-name="Table2.B1" table:number-columns-spanned="4" office:value-type="string">
            <text:p text:style-name="P5"><text:span text:style-name="Default_20_Paragraph_20_Font"><text:span text:style-name="T6">Month 1</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2</text:span></text:span></text:p>
          </table:table-cell>
          <table:covered-table-cell/>
          <table:covered-table-cell/>
          <table:covered-table-cell/>
          <table:table-cell table:style-name="Table2.B1" table:number-columns-spanned="4" office:value-type="string">
            <text:p text:style-name="P5"><text:span text:style-name="Default_20_Paragraph_20_Font"><text:span text:style-name="T6">Month 3</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4</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5</text:span></text:span></text:p>
          </table:table-cell>
          <table:covered-table-cell/>
          <table:covered-table-cell/>
          <table:covered-table-cell/>
          <table:table-cell table:style-name="Table2.N1" table:number-columns-spanned="4" office:value-type="string">
            <text:p text:style-name="P5"><text:span text:style-name="Default_20_Paragraph_20_Font"><text:span text:style-name="T6">Month 6</text:span></text:span></text:p>
          </table:table-cell>
          <table:covered-table-cell/>
          <table:covered-table-cell/>
          <table:covered-table-cell/>
          <table:table-cell table:style-name="Table2.B1" table:number-columns-spanned="4" office:value-type="string">
            <text:p text:style-name="P7">Month 7</text:p>
          </table:table-cell>
          <table:covered-table-cell/>
          <table:covered-table-cell/>
          <table:covered-table-cell/>
        </table:table-row>
        <table:table-row table:style-name="Table2.2">
          <table:table-cell table:style-name="Table2.A1" office:value-type="string">
            <text:p text:style-name="P9">Task 1. Proposal</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0">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N1" office:value-type="string">
            <text:p text:style-name="P10"/>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I2" office:value-type="string">
            <text:p text:style-name="P14"/>
          </table:table-cell>
        </table:table-row>
        <table:table-row table:style-name="Table2.2">
          <table:table-cell table:style-name="Table2.A1" office:value-type="string">
            <text:p text:style-name="P9">Task 2. <text:span text:style-name="T83">Apply on yeast</text:span></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1"> </text:p>
          </table:table-cell>
          <table:table-cell table:style-name="Table2.B2" office:value-type="string">
            <text:p text:style-name="P10"> </text:p>
          </table:table-cell>
          <table:table-cell table:style-name="Table2.J3" office:value-type="string">
            <text:p text:style-name="P10"/>
          </table:table-cell>
          <table:table-cell table:style-name="Table2.J3"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N1" office:value-type="string">
            <text:p text:style-name="P10"/>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I2" office:value-type="string">
            <text:p text:style-name="P14"/>
          </table:table-cell>
        </table:table-row>
        <table:table-row table:style-name="Table2.2">
          <table:table-cell table:style-name="Table2.A1" office:value-type="string">
            <text:p text:style-name="P46">Task 3. Apply on human and livestock</text:p>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I2" office:value-type="string">
            <text:p text:style-name="P10"/>
          </table:table-cell>
          <table:table-cell table:style-name="Table2.G4" office:value-type="string">
            <text:p text:style-name="P10"/>
          </table:table-cell>
          <table:table-cell table:style-name="Table2.H4" office:value-type="string">
            <text:p text:style-name="P10"/>
          </table:table-cell>
          <table:table-cell table:style-name="Table2.I4" office:value-type="string">
            <text:p text:style-name="P10"/>
          </table:table-cell>
          <table:table-cell table:style-name="Table2.J4" office:value-type="string">
            <text:p text:style-name="P10"/>
          </table:table-cell>
          <table:table-cell table:style-name="Table2.J4" office:value-type="string">
            <text:p text:style-name="P10"/>
          </table:table-cell>
          <table:table-cell table:style-name="Table2.J3" office:value-type="string">
            <text:p text:style-name="P10"/>
          </table:table-cell>
          <table:table-cell table:style-name="Table2.J3" office:value-type="string">
            <text:p text:style-name="P10"/>
          </table:table-cell>
          <table:table-cell table:style-name="Table2.J3" office:value-type="string">
            <text:p text:style-name="P10"/>
          </table:table-cell>
          <table:table-cell table:style-name="Table2.J3" office:value-type="string">
            <text:p text:style-name="P10"/>
          </table:table-cell>
          <table:table-cell table:style-name="Table2.J3" office:value-type="string">
            <text:p text:style-name="P10"/>
          </table:table-cell>
          <table:table-cell table:style-name="Table2.N1" office:value-type="string">
            <text:p text:style-name="P10"/>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I2" office:value-type="string">
            <text:p text:style-name="P14"/>
          </table:table-cell>
        </table:table-row>
        <table:table-row table:style-name="Table2.2">
          <table:table-cell table:style-name="Table2.A5" office:value-type="string">
            <text:p text:style-name="P14"><text:span text:style-name="Default_20_Paragraph_20_Font"><text:span text:style-name="T7">Task </text:span></text:span><text:span text:style-name="Default_20_Paragraph_20_Font"><text:span text:style-name="T8">4</text:span></text:span><text:span text:style-name="Default_20_Paragraph_20_Font"><text:span text:style-name="T7">. PU theory and applied</text:span></text:span></text:p>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G5" office:value-type="string">
            <text:p text:style-name="P10"/>
          </table:table-cell>
          <table:table-cell table:style-name="Table2.H5" office:value-type="string">
            <text:p text:style-name="P10"/>
          </table:table-cell>
          <table:table-cell table:style-name="Table2.I5" office:value-type="string">
            <text:p text:style-name="P10"/>
          </table:table-cell>
          <table:table-cell table:style-name="Table2.J5" office:value-type="string">
            <text:p text:style-name="P10"/>
          </table:table-cell>
          <table:table-cell table:style-name="Table2.J5" office:value-type="string">
            <text:p text:style-name="P10"/>
          </table:table-cell>
          <table:table-cell table:style-name="Table2.J5" office:value-type="string">
            <text:p text:style-name="P10"/>
          </table:table-cell>
          <table:table-cell table:style-name="Table2.J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J5" office:value-type="string">
            <text:p text:style-name="P10"/>
          </table:table-cell>
          <table:table-cell table:style-name="Table2.Q5" office:value-type="string">
            <text:p text:style-name="P10"/>
          </table:table-cell>
          <table:table-cell table:style-name="Table2.R5" office:value-type="string">
            <text:p text:style-name="P5"/>
          </table:table-cell>
          <table:table-cell table:style-name="Table2.R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5"/>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B5" office:value-type="string">
            <text:p text:style-name="P14"/>
          </table:table-cell>
        </table:table-row>
        <table:table-row table:style-name="Table2.2">
          <table:table-cell table:style-name="Table2.A1" office:value-type="string">
            <text:p text:style-name="P9">Task <text:span text:style-name="T83">5</text:span>. PU development</text:p>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I2"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J4" office:value-type="string">
            <text:p text:style-name="P5"/>
          </table:table-cell>
          <table:table-cell table:style-name="Table2.Q6" office:value-type="string">
            <text:p text:style-name="P5"/>
          </table:table-cell>
          <table:table-cell table:style-name="Table2.R6" office:value-type="string">
            <text:p text:style-name="P5"/>
          </table:table-cell>
          <table:table-cell table:style-name="Table2.R6" office:value-type="string">
            <text:p text:style-name="P14"/>
          </table:table-cell>
          <table:table-cell table:style-name="Table2.R6" office:value-type="string">
            <text:p text:style-name="P14"/>
          </table:table-cell>
          <table:table-cell table:style-name="Table2.R6" office:value-type="string">
            <text:p text:style-name="P14"/>
          </table:table-cell>
          <table:table-cell table:style-name="Table2.R6" office:value-type="string">
            <text:p text:style-name="P5"/>
          </table:table-cell>
          <table:table-cell table:style-name="Table2.W6" office:value-type="string">
            <text:p text:style-name="P14"/>
          </table:table-cell>
          <table:table-cell table:style-name="Table2.W6" office:value-type="string">
            <text:p text:style-name="P14"/>
          </table:table-cell>
          <table:table-cell table:style-name="Table2.N1" office:value-type="string">
            <text:p text:style-name="P5"/>
          </table:table-cell>
          <table:table-cell table:style-name="Table2.N1" office:value-type="string">
            <text:p text:style-name="P14"/>
          </table:table-cell>
          <table:table-cell table:style-name="Table2.N1" office:value-type="string">
            <text:p text:style-name="P14"/>
          </table:table-cell>
          <table:table-cell table:style-name="Table2.N1" office:value-type="string">
            <text:p text:style-name="P14"/>
          </table:table-cell>
          <table:table-cell table:style-name="Table2.I2" office:value-type="string">
            <text:p text:style-name="P14"/>
          </table:table-cell>
        </table:table-row>
        <table:table-row table:style-name="Table2.2">
          <table:table-cell table:style-name="Table2.A5" office:value-type="string">
            <text:p text:style-name="P9">Task <text:span text:style-name="T83">6</text:span>. PU</text:p>
            <text:p text:style-name="P9">Optimization</text:p>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B5" office:value-type="string">
            <text:p text:style-name="P5"/>
          </table:table-cell>
          <table:table-cell table:style-name="Table2.K7" office:value-type="string">
            <text:p text:style-name="P5"/>
          </table:table-cell>
          <table:table-cell table:style-name="Table2.L7" office:value-type="string">
            <text:p text:style-name="P5"/>
          </table:table-cell>
          <table:table-cell table:style-name="Table2.M7" office:value-type="string">
            <text:p text:style-name="P5"/>
          </table:table-cell>
          <table:table-cell table:style-name="Table2.N7" office:value-type="string">
            <text:p text:style-name="P5"/>
          </table:table-cell>
          <table:table-cell table:style-name="Table2.J5" office:value-type="string">
            <text:p text:style-name="P5"/>
          </table:table-cell>
          <table:table-cell table:style-name="Table2.J5" office:value-type="string">
            <text:p text:style-name="P5"/>
          </table:table-cell>
          <table:table-cell table:style-name="Table2.Q7" office:value-type="string">
            <text:p text:style-name="P5"/>
          </table:table-cell>
          <table:table-cell table:style-name="Table2.Q7" office:value-type="string">
            <text:p text:style-name="P5"/>
          </table:table-cell>
          <table:table-cell table:style-name="Table2.Q7" office:value-type="string">
            <text:p text:style-name="P14"/>
          </table:table-cell>
          <table:table-cell table:style-name="Table2.R5" office:value-type="string">
            <text:p text:style-name="P14"/>
          </table:table-cell>
          <table:table-cell table:style-name="Table2.R5" office:value-type="string">
            <text:p text:style-name="P14"/>
          </table:table-cell>
          <table:table-cell table:style-name="Table2.R5" office:value-type="string">
            <text:p text:style-name="P5"/>
          </table:table-cell>
          <table:table-cell table:style-name="Table2.R5" office:value-type="string">
            <text:p text:style-name="P14"/>
          </table:table-cell>
          <table:table-cell table:style-name="Table2.R5" office:value-type="string">
            <text:p text:style-name="P14"/>
          </table:table-cell>
          <table:table-cell table:style-name="Table2.R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T5" office:value-type="string">
            <text:p text:style-name="P14"/>
          </table:table-cell>
          <table:table-cell table:style-name="Table2.B5" office:value-type="string">
            <text:p text:style-name="P14"/>
          </table:table-cell>
        </table:table-row>
        <table:table-row table:style-name="Table2.2">
          <table:table-cell table:style-name="Table2.A5" office:value-type="string">
            <text:p text:style-name="P9">Task <text:span text:style-name="T83">7</text:span>.</text:p>
            <text:p text:style-name="P9">Report</text:p>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B5" office:value-type="string">
            <text:p text:style-name="P10"/>
          </table:table-cell>
          <table:table-cell table:style-name="Table2.M8" office:value-type="string">
            <text:p text:style-name="P10"/>
          </table:table-cell>
          <table:table-cell table:style-name="Table2.N8" office:value-type="string">
            <text:p text:style-name="P10"/>
          </table:table-cell>
          <table:table-cell table:style-name="Table2.O8" office:value-type="string">
            <text:p text:style-name="P10"/>
          </table:table-cell>
          <table:table-cell table:style-name="Table2.P8" office:value-type="string">
            <text:p text:style-name="P10"/>
          </table:table-cell>
          <table:table-cell table:style-name="Table2.Q8" office:value-type="string">
            <text:p text:style-name="P10"/>
          </table:table-cell>
          <table:table-cell table:style-name="Table2.R8" office:value-type="string">
            <text:p text:style-name="P5"/>
          </table:table-cell>
          <table:table-cell table:style-name="Table2.S8" office:value-type="string">
            <text:p text:style-name="P14"/>
          </table:table-cell>
          <table:table-cell table:style-name="Table2.T8" office:value-type="string">
            <text:p text:style-name="P14"/>
          </table:table-cell>
          <table:table-cell table:style-name="Table2.Q7" office:value-type="string">
            <text:p text:style-name="P14"/>
          </table:table-cell>
          <table:table-cell table:style-name="Table2.Q7" office:value-type="string">
            <text:p text:style-name="P5"/>
          </table:table-cell>
          <table:table-cell table:style-name="Table2.Q7" office:value-type="string">
            <text:p text:style-name="P14"/>
          </table:table-cell>
          <table:table-cell table:style-name="Table2.Q7" office:value-type="string">
            <text:p text:style-name="P14"/>
          </table:table-cell>
          <table:table-cell table:style-name="Table2.R5" office:value-type="string">
            <text:p text:style-name="P14"/>
          </table:table-cell>
          <table:table-cell table:style-name="Table2.R5" office:value-type="string">
            <text:p text:style-name="P14"/>
          </table:table-cell>
          <table:table-cell table:style-name="Table2.R5" office:value-type="string">
            <text:p text:style-name="P14"/>
          </table:table-cell>
          <table:table-cell table:style-name="Table2.R5" office:value-type="string">
            <text:p text:style-name="P14"/>
          </table:table-cell>
          <table:table-cell table:style-name="Table2.c8" office:value-type="string">
            <text:p text:style-name="P14"/>
          </table:table-cell>
        </table:table-row>
      </table:table>
      <text:p text:style-name="P14"><draw:frame text:anchor-type="paragraph" draw:z-index="0" draw:style-name="gr1" draw:text-style-name="P50" svg:width="2.712cm" svg:height="1.059cm" svg:x="1.476cm" svg:y="0.213cm"><draw:text-box><text:p>Part time</text:p></draw:text-box></draw:frame><draw:rect text:anchor-type="paragraph" draw:z-index="1" draw:style-name="gr2" draw:text-style-name="P51" svg:width="0.664cm" svg:height="0.288cm" svg:x="0.628cm" svg:y="0.316cm"><text:p/></draw:rect></text:p>
      <text:p text:style-name="P15"/>
      <text:p text:style-name="P13"/>
      <text:p text:style-name="P12">5.References</text:p>
      <text:p text:style-name="P6"><text:span text:style-name="Default_20_Paragraph_20_Font"><text:span text:style-name="T55">1</text:span></text:span><text:span text:style-name="Default_20_Paragraph_20_Font"><text:span text:style-name="T54">.KOURMPETIS, Y. A. I., VAN DIJK, A. D. J., BINK, M., VAN HAM, R. &amp; TER BRAAK, C. J. F. 2010. Bayesian Markov Random Field Analysis for Protein Function Prediction Based on Network Data. Plos One, 5.</text:span></text:span></text:p>
      <text:p text:style-name="P22"><text:span text:style-name="Default_20_Paragraph_20_Font"><text:span text:style-name="T71">2</text:span></text:span><text:span text:style-name="Default_20_Paragraph_20_Font"><text:span text:style-name="T70">.SCHWIKOWSKI, B., UETZ, P. AND FIELDS, S.. 2000. A network of protein-protein interactions in yeast. Nature Biotechnology 18:1257 − 1261.</text:span></text:span></text:p>
      <text:p text:style-name="P22"><text:span text:style-name="T77">3</text:span><text:span text:style-name="T76">.MINGHUA DENG, KUI ZHANG, SHIPRA MEHTA, TING CHEN &amp; SUN., F. 2004. Prediction of Protein Function Using Protein–Protein Interaction Data. Journal of Computational Biology, 10, 6.</text:span></text:p>
      <text:p text:style-name="P22"><text:span text:style-name="Default_20_Paragraph_20_Font"><text:span text:style-name="T74">4</text:span></text:span><text:span text:style-name="Default_20_Paragraph_20_Font"><text:span text:style-name="T73">.YAN, K. K., WANG, D. F., ROZOWSKY, J., ZHENG, H., CHENG, C. &amp; GERSTEIN, M. 2014. </text:span></text:span><text:span text:style-name="Default_20_Paragraph_20_Font"><text:span text:style-name="T70">OrthoClust: an orthology-based network framework for clustering data across multiple species. Genome Biology, 15.</text:span></text:span></text:p>
      <text:p text:style-name="P22"><text:span text:style-name="Default_20_Paragraph_20_Font"><text:span text:style-name="T57">5</text:span></text:span><text:span text:style-name="Default_20_Paragraph_20_Font"><text:span text:style-name="T56">.JOACHIM W. BARGSTENA, EDOUARD I. SEVERINGB, J.-P. N., GABINO F. SANCHEZ-PEREZA &amp; DIJK, A. D. J. V. 2014. Biological process annotation of proteins across the plant kingdom. Current Plant Biology, 1.</text:span></text:span></text:p>
      <text:p text:style-name="P22"><text:span text:style-name="Default_20_Paragraph_20_Font"><text:span text:style-name="T58">6.Consortium TF, Andersson L, Archibald AL, et al. Coordinated international action to accelerate genome-to-phenome with FAANG , the Functional Annotation of Animal Genomes project. Genome Biol. 2015:4-9. doi:10.1186/s13059-015-0622-4.</text:span></text:span></text:p>
      <text:p text:style-name="P22"><text:span text:style-name="Default_20_Paragraph_20_Font"><text:span text:style-name="T74">7</text:span></text:span><text:span text:style-name="Default_20_Paragraph_20_Font"><text:span text:style-name="T73">.BHARDWAJ, N., GERSTEIN, M. &amp; LU, H. 2010. </text:span></text:span><text:span text:style-name="Default_20_Paragraph_20_Font"><text:span text:style-name="T70">Genome-wide sequence-based prediction of peripheral proteins using a </text:span></text:span><text:span text:style-name="Default_20_Paragraph_20_Font"><text:span text:style-name="T73">novel semi-supervised learning technique. Bmc Bioinformatics, 11.</text:span></text:span></text:p>
      <text:p text:style-name="P23"><text:span text:style-name="Default_20_Paragraph_20_Font"><text:span text:style-name="T75">8</text:span></text:span><text:span text:style-name="Default_20_Paragraph_20_Font"><text:span text:style-name="T74">.YANG, S. K. 2012. Positive-unlabeled learning for disease gene identification. Bioinformatics, 28, 2640-2647.</text:span></text:span></text:p>
      <text:p text:style-name="P23"><text:span text:style-name="Default_20_Paragraph_20_Font"><text:span text:style-name="T75">9</text:span></text:span><text:span text:style-name="Default_20_Paragraph_20_Font"><text:span text:style-name="T73">.YOUNGS, N., PENFOLD-BROWN, D., BONNEAU, R. &amp; SHASHA, D. 2014. Negative Example Selection for Protein Function Prediction: The NoGO Database. Plos Computational Biology, 10.10.YANG, P., LI, X. L., MEI, J. P., KWOH, C. K. &amp; </text:span></text:span></text:p>
      <text:p text:style-name="P22"><text:span text:style-name="Default_20_Paragraph_20_Font"><text:span text:style-name="T73">1</text:span></text:span><text:span text:style-name="Default_20_Paragraph_20_Font"><text:span text:style-name="T74">0</text:span></text:span><text:span text:style-name="Default_20_Paragraph_20_Font"><text:span text:style-name="T73">.JIANG, M. &amp; CAO, J. Z. 2016. Positive-Unlabeled Learning for Pupylation Sites Prediction. Biomed Research International.</text:span></text:span></text:p>
      <text:p text:style-name="P23"><text:span text:style-name="Default_20_Paragraph_20_Font"><text:span text:style-name="T70">1</text:span></text:span><text:span text:style-name="Default_20_Paragraph_20_Font"><text:span text:style-name="T72">1</text:span></text:span><text:span text:style-name="Default_20_Paragraph_20_Font"><text:span text:style-name="T70">.XIAOLI, LI &amp; BING, LIU. 2003. IJCAI'03 Proceedings of the 18th international joint conference on Artificial intelligence. </text:span></text:span><text:span text:style-name="Default_20_Paragraph_20_Font"><text:span text:style-name="T25"><text:s/>587-592.</text:span></text:span></text:p>
      <text:p text:style-name="P22"><text:span text:style-name="Default_20_Paragraph_20_Font"><text:span text:style-name="T70"/></text:span></text:p>
      <text:p text:style-name="P22"><text:span text:style-name="Default_20_Paragraph_20_Fon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FreeSans1" svg:font-family="FreeSans" style:font-family-generic="swiss"/>
    <style:font-face style:name="gotham" svg:font-family="gotham, helvetica, arial, sans-"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ixgeneral, ser" style:font-family-generic="roman" style:font-pitch="variable"/>
    <style:font-face style:name="gotham, helvetica, arial, sans-" svg:font-family="'gotham, helvetica, arial,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fo:margin-left="0.635cm"/>
        </style:list-level-properties>
      </text:list-level-style-number>
      <text:list-level-style-number text:level="3" style:num-suffix="." style:num-format="1">
        <style:list-level-properties text:list-level-position-and-space-mode="label-alignment">
          <style:list-level-label-alignment text:label-followed-by="listtab" fo:margin-left="0.635cm"/>
        </style:list-level-properties>
      </text:list-level-style-number>
      <text:list-level-style-number text:level="4" style:num-suffix="." style:num-format="1">
        <style:list-level-properties text:list-level-position-and-space-mode="label-alignment">
          <style:list-level-label-alignment text:label-followed-by="listtab" fo:margin-left="0.635cm"/>
        </style:list-level-properties>
      </text:list-level-style-number>
      <text:list-level-style-number text:level="5" style:num-suffix="." style:num-format="1">
        <style:list-level-properties text:list-level-position-and-space-mode="label-alignment">
          <style:list-level-label-alignment text:label-followed-by="listtab" fo:margin-left="0.635cm"/>
        </style:list-level-properties>
      </text:list-level-style-number>
      <text:list-level-style-number text:level="6" style:num-suffix="." style:num-format="1">
        <style:list-level-properties text:list-level-position-and-space-mode="label-alignment">
          <style:list-level-label-alignment text:label-followed-by="listtab" fo:margin-left="0.635cm"/>
        </style:list-level-properties>
      </text:list-level-style-number>
      <text:list-level-style-number text:level="7" style:num-suffix="." style:num-format="1">
        <style:list-level-properties text:list-level-position-and-space-mode="label-alignment">
          <style:list-level-label-alignment text:label-followed-by="listtab" fo:margin-left="0.635cm"/>
        </style:list-level-properties>
      </text:list-level-style-number>
      <text:list-level-style-number text:level="8" style:num-suffix="." style:num-format="1">
        <style:list-level-properties text:list-level-position-and-space-mode="label-alignment">
          <style:list-level-label-alignment text:label-followed-by="listtab" fo:margin-left="0.635cm"/>
        </style:list-level-properties>
      </text:list-level-style-number>
      <text:list-level-style-number text:level="9" style:num-suffix="." style:num-format="1">
        <style:list-level-properties text:list-level-position-and-space-mode="label-alignment">
          <style:list-level-label-alignment text:label-followed-by="listtab"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7d0fd"/>
    </style:style>
    <style:style style:name="MP2" style:family="paragraph" style:parent-style-name="Header">
      <style:paragraph-properties fo:text-align="center" style:justify-single-word="false"/>
      <style:text-properties officeooo:paragraph-rsid="0007d0fd"/>
    </style:style>
    <style:style style:name="MP3" style:family="paragraph" style:parent-style-name="Footer">
      <style:paragraph-properties fo:text-align="center" style:justify-single-word="false"/>
    </style:style>
    <style:style style:name="MT1" style:family="text">
      <style:text-properties fo:color="#006699" fo:font-size="16pt" officeooo:rsid="0007d0fd" style:font-size-asian="16pt" style:font-size-complex="16pt"/>
    </style:style>
    <style:style style:name="MT2" style:family="text">
      <style:text-properties fo:color="#006699" fo:font-size="14pt" style:font-size-asian="14pt" style:font-size-complex="14pt"/>
    </style:style>
    <style:style style:name="MT3" style:family="text">
      <style:text-properties fo:color="#006699" fo:font-size="14pt" fo:font-style="italic" officeooo:rsid="0007d0fd" style:font-size-asian="14pt" style:font-style-asian="italic" style:font-size-complex="14pt" style:font-style-complex="italic"/>
    </style:style>
    <style:style style:name="MT4" style:family="text">
      <style:text-properties fo:color="#006699" fo:font-size="14pt" fo:font-style="italic" style:font-size-asian="14pt" style:font-style-asian="italic" style:font-size-complex="14pt" style:font-style-complex="italic"/>
    </style:style>
    <style:style style:name="Mfr1"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text:span text:style-name="MT1">BIF-30336</text:span><text:span text:style-name="MT2"> </text:span></text:p>
        <text:p text:style-name="MP2"><text:span text:style-name="MT3">Protein function prediction</text:span><text:span text:style-name="MT4"> <text:s text:c="7"/></text:span><text:span text:style-name="MT4"><draw:frame draw:style-name="Mfr1" draw:name="Image1" text:anchor-type="as-char" svg:width="8.414cm" svg:height="1.085cm" draw:z-index="6"><draw:image xlink:href="Pictures/2000009A000031970000066678520F3D.wmf" xlink:type="simple" xlink:show="embed" xlink:actuate="onLoad"/></draw:frame></text:span></text:p>
      </style:header>
      <style:footer>
        <text:p text:style-name="MP3"><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5-13T11:14:22.552333812</meta:creation-date>
    <meta:generator>LibreOffice/4.4.3.2$Linux_X86_64 LibreOffice_project/88805f81e9fe61362df02b9941de8e38a9b5fd16</meta:generator>
    <dc:date>2017-05-17T12:40:58.435112194</dc:date>
    <dc:creator>fern </dc:creator>
    <meta:editing-duration>PT2H18M16S</meta:editing-duration>
    <meta:editing-cycles>12</meta:editing-cycles>
    <meta:document-statistic meta:table-count="1" meta:image-count="2" meta:object-count="0" meta:page-count="4" meta:paragraph-count="104" meta:word-count="2235" meta:character-count="14079" meta:non-whitespace-character-count="11884"/>
  </office:meta>
</office:document-meta>
</file>